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523000000664D64C69A49BE37CB.png" manifest:media-type="image/png"/>
  <manifest:file-entry manifest:full-path="Pictures/10000201000005270000008CA91AF1B194274E07.png" manifest:media-type="image/png"/>
  <manifest:file-entry manifest:full-path="Pictures/1000020100000527000000276724F4FEEFAF382F.png" manifest:media-type="image/png"/>
  <manifest:file-entry manifest:full-path="Pictures/100000000000036D00000052FC62421320D5A80F.png" manifest:media-type="image/png"/>
  <manifest:file-entry manifest:full-path="Pictures/10000201000003690000006853B7E2C8B0D79BD0.png" manifest:media-type="image/png"/>
  <manifest:file-entry manifest:full-path="Pictures/1000020100000524000000293D1C49D42E5CF65E.png" manifest:media-type="image/png"/>
  <manifest:file-entry manifest:full-path="Pictures/100000000000052100000075228302B991AACEA8.png" manifest:media-type="image/png"/>
  <manifest:file-entry manifest:full-path="Pictures/10000201000003700000005011DE3299F9105A92.png" manifest:media-type="image/png"/>
  <manifest:file-entry manifest:full-path="Pictures/1000020100000525000000256CCD8BB7031F2A33.png" manifest:media-type="image/png"/>
  <manifest:file-entry manifest:full-path="Pictures/10000000000005240000002598DB39B293E30DAE.png" manifest:media-type="image/png"/>
  <manifest:file-entry manifest:full-path="Pictures/100002010000036F00000035B79FF6A6A05903C3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"/>
  <manifest:file-entry manifest:full-path="ObjectReplacements/Object 21" manifest:media-type="application/x-openoffice-gdimetafile;windows_formatname=&quot;GDIMetaFile&quot;"/>
  <manifest:file-entry manifest:full-path="ObjectReplacements/Object 5" manifest:media-type=""/>
  <manifest:file-entry manifest:full-path="ObjectReplacements/Object 18" manifest:media-type=""/>
  <manifest:file-entry manifest:full-path="ObjectReplacements/Object 15" manifest:media-type=""/>
  <manifest:file-entry manifest:full-path="ObjectReplacements/Object 25" manifest:media-type=""/>
  <manifest:file-entry manifest:full-path="ObjectReplacements/Object 19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20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"/>
  <manifest:file-entry manifest:full-path="ObjectReplacements/Object 14" manifest:media-type=""/>
  <manifest:file-entry manifest:full-path="ObjectReplacements/Object 24" manifest:media-type=""/>
  <manifest:file-entry manifest:full-path="ObjectReplacements/Object 16" manifest:media-type=""/>
  <manifest:file-entry manifest:full-path="ObjectReplacements/Object 7" manifest:media-type="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Код">
      <style:paragraph-properties fo:margin-left="0cm" fo:margin-right="0.801cm" fo:text-indent="0cm" style:auto-text-indent="false"/>
    </style:style>
    <style:style style:name="P2" style:family="paragraph" style:parent-style-name="Код">
      <style:text-properties officeooo:paragraph-rsid="001ceb5c"/>
    </style:style>
    <style:style style:name="P3" style:family="paragraph" style:parent-style-name="Стандарт">
      <style:paragraph-properties fo:margin-left="0cm" fo:margin-right="0.4cm" fo:text-indent="0cm" style:auto-text-indent="false"/>
      <style:text-properties officeooo:paragraph-rsid="001ceb5c"/>
    </style:style>
    <style:style style:name="P4" style:family="paragraph" style:parent-style-name="Код" style:list-style-name="L3"/>
    <style:style style:name="P5" style:family="paragraph" style:parent-style-name="Код" style:list-style-name="L3">
      <style:text-properties officeooo:paragraph-rsid="001533dc"/>
    </style:style>
    <style:style style:name="P6" style:family="paragraph" style:parent-style-name="Код">
      <style:text-properties fo:color="#000088" officeooo:paragraph-rsid="001ceb5c"/>
    </style:style>
    <style:style style:name="P7" style:family="paragraph" style:parent-style-name="Код">
      <style:text-properties fo:color="#008800" fo:font-size="9.75pt" fo:font-style="normal" fo:font-weight="normal" officeooo:paragraph-rsid="001ceb5c"/>
    </style:style>
    <style:style style:name="P8" style:family="paragraph" style:parent-style-name="Index_20_Heading" style:list-style-name="L1"/>
    <style:style style:name="P9" style:family="paragraph" style:parent-style-name="Index_20_Heading" style:list-style-name="L2"/>
    <style:style style:name="P10" style:family="paragraph" style:parent-style-name="Index_20_Heading" style:list-style-name="L3"/>
    <style:style style:name="P11" style:family="paragraph" style:parent-style-name="Index_20_Heading" style:list-style-name="L3">
      <style:text-properties fo:color="#ce181e" officeooo:rsid="001533dc" officeooo:paragraph-rsid="001533dc"/>
    </style:style>
    <style:style style:name="P12" style:family="paragraph" style:parent-style-name="Index_20_Heading" style:list-style-name="L3">
      <style:text-properties fo:color="#ce181e" officeooo:rsid="0019075f" officeooo:paragraph-rsid="0019075f"/>
    </style:style>
    <style:style style:name="P13" style:family="paragraph" style:parent-style-name="Index_20_Heading" style:list-style-name="L3">
      <style:text-properties fo:color="#ce181e" officeooo:rsid="0019defb" officeooo:paragraph-rsid="0019defb"/>
    </style:style>
    <style:style style:name="P14" style:family="paragraph" style:parent-style-name="Index_20_Heading" style:list-style-name="L3">
      <style:text-properties officeooo:rsid="001620a5" officeooo:paragraph-rsid="001620a5"/>
    </style:style>
    <style:style style:name="P15" style:family="paragraph" style:parent-style-name="Index_20_Heading" style:list-style-name="L3">
      <style:text-properties officeooo:rsid="001ceb5c" officeooo:paragraph-rsid="001ceb5c"/>
    </style:style>
    <style:style style:name="P16" style:family="paragraph" style:parent-style-name="Index_20_Heading" style:list-style-name="L3">
      <style:text-properties officeooo:rsid="001e5f25" officeooo:paragraph-rsid="001e5f25"/>
    </style:style>
    <style:style style:name="P17" style:family="paragraph" style:parent-style-name="Стандарт" style:list-style-name="L1"/>
    <style:style style:name="P18" style:family="paragraph" style:parent-style-name="Стандарт" style:list-style-name="L1">
      <style:text-properties officeooo:paragraph-rsid="0012d154"/>
    </style:style>
    <style:style style:name="P19" style:family="paragraph" style:parent-style-name="Стандарт" style:list-style-name="L2"/>
    <style:style style:name="P20" style:family="paragraph" style:parent-style-name="Стандарт" style:list-style-name="L2">
      <style:text-properties fo:font-weight="normal" officeooo:rsid="0013ffaf" officeooo:paragraph-rsid="0013ffaf" style:font-weight-asian="normal" style:font-weight-complex="normal"/>
    </style:style>
    <style:style style:name="P21" style:family="paragraph" style:parent-style-name="Стандарт" style:list-style-name="L3"/>
    <style:style style:name="P22" style:family="paragraph" style:parent-style-name="Стандарт" style:list-style-name="L3">
      <style:text-properties officeooo:paragraph-rsid="0019defb"/>
    </style:style>
    <style:style style:name="P23" style:family="paragraph" style:parent-style-name="Стандарт" style:list-style-name="L3">
      <style:text-properties officeooo:paragraph-rsid="001ac716"/>
    </style:style>
    <style:style style:name="P24" style:family="paragraph" style:parent-style-name="Стандарт" style:list-style-name="L3">
      <style:text-properties officeooo:paragraph-rsid="001ceb5c"/>
    </style:style>
    <style:style style:name="P25" style:family="paragraph" style:parent-style-name="Стандарт" style:list-style-name="L3">
      <style:text-properties style:font-name="Ubuntu1"/>
    </style:style>
    <style:style style:name="P26" style:family="paragraph" style:parent-style-name="Стандарт" style:list-style-name="L3">
      <style:text-properties style:font-name="Ubuntu1"/>
    </style:style>
    <style:style style:name="P27" style:family="paragraph" style:parent-style-name="Preformatted_20_Text" style:list-style-name="L3">
      <style:text-properties fo:font-variant="normal" fo:text-transform="none" fo:color="#000000" fo:font-size="9pt" fo:letter-spacing="normal" fo:font-style="normal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3ffaf" style:font-weight-asian="normal" style:font-weight-complex="normal"/>
    </style:style>
    <style:style style:name="T3" style:family="text">
      <style:text-properties style:font-name="courier new" fo:font-size="11.25pt"/>
    </style:style>
    <style:style style:name="T4" style:family="text">
      <style:text-properties fo:font-style="italic"/>
    </style:style>
    <style:style style:name="T5" style:family="text">
      <style:text-properties style:font-name="times new roman" fo:font-size="12.75pt"/>
    </style:style>
    <style:style style:name="T6" style:family="text">
      <style:text-properties style:font-name="times new roman" fo:font-size="12.75pt" fo:font-style="italic"/>
    </style:style>
    <style:style style:name="T7" style:family="text">
      <style:text-properties style:font-name="times new roman" fo:font-size="12.75pt" fo:font-style="italic" officeooo:rsid="001e5f25"/>
    </style:style>
    <style:style style:name="T8" style:family="text">
      <style:text-properties style:font-name="times new roman" fo:font-size="9.75pt"/>
    </style:style>
    <style:style style:name="T9" style:family="text">
      <style:text-properties style:font-name="times new roman" fo:font-size="9.75pt" fo:font-style="italic"/>
    </style:style>
    <style:style style:name="T10" style:family="text">
      <style:text-properties officeooo:rsid="0013ffaf" style:font-weight-asian="normal" style:font-weight-complex="normal"/>
    </style:style>
    <style:style style:name="T11" style:family="text">
      <style:text-properties fo:color="#000088"/>
    </style:style>
    <style:style style:name="T12" style:family="text">
      <style:text-properties fo:color="#000088" fo:font-size="9pt" fo:font-style="normal" fo:font-weight="normal"/>
    </style:style>
    <style:style style:name="T13" style:family="text">
      <style:text-properties fo:color="#000088" fo:font-size="9.75pt" fo:font-style="normal" fo:font-weight="normal"/>
    </style:style>
    <style:style style:name="T14" style:family="text">
      <style:text-properties fo:color="#000000" style:text-line-through-style="none" style:text-line-through-type="none" style:font-name="MathJax Math-italic" fo:font-size="12.75pt" style:text-underline-style="none" style:text-blinking="false" loext:padding="0cm" loext:border="none"/>
    </style:style>
    <style:style style:name="T15" style:family="text">
      <style:text-properties fo:color="#000000" style:text-line-through-style="none" style:text-line-through-type="none" style:font-name="MathJax Main" fo:font-size="12.75pt" style:text-underline-style="none" style:text-blinking="false" loext:padding="0cm" loext:border="none"/>
    </style:style>
    <style:style style:name="T16" style:family="text">
      <style:text-properties fo:color="#000000" style:text-line-through-style="none" style:text-line-through-type="none" style:font-name="MathJax Main" fo:font-size="9pt" style:text-underline-style="none" style:text-blinking="false" loext:padding="0cm" loext:border="none"/>
    </style:style>
    <style:style style:name="T17" style:family="text">
      <style:text-properties fo:color="#666600"/>
    </style:style>
    <style:style style:name="T18" style:family="text">
      <style:text-properties fo:color="#666600" fo:font-size="9pt" fo:font-style="normal" fo:font-weight="normal"/>
    </style:style>
    <style:style style:name="T19" style:family="text">
      <style:text-properties fo:color="#666600" fo:font-size="9.75pt" fo:font-style="normal" fo:font-weight="normal"/>
    </style:style>
    <style:style style:name="T20" style:family="text">
      <style:text-properties fo:font-size="9pt" fo:font-style="normal" fo:font-weight="normal"/>
    </style:style>
    <style:style style:name="T21" style:family="text">
      <style:text-properties fo:color="#006666"/>
    </style:style>
    <style:style style:name="T22" style:family="text">
      <style:text-properties fo:color="#006666" fo:font-size="9pt" fo:font-style="normal" fo:font-weight="normal"/>
    </style:style>
    <style:style style:name="T23" style:family="text">
      <style:text-properties fo:color="#006666" fo:font-size="9.75pt" fo:font-style="normal" fo:font-weight="normal"/>
    </style:style>
    <style:style style:name="T24" style:family="text">
      <style:text-properties fo:color="#008800"/>
    </style:style>
    <style:style style:name="T25" style:family="text">
      <style:text-properties fo:color="#008800" fo:font-size="9pt" fo:font-style="normal" fo:font-weight="normal"/>
    </style:style>
    <style:style style:name="T26" style:family="text">
      <style:text-properties fo:color="#008800" fo:font-size="9.75pt" fo:font-style="normal" fo:font-weight="normal"/>
    </style:style>
    <style:style style:name="T27" style:family="text">
      <style:text-properties officeooo:rsid="00147dc4"/>
    </style:style>
    <style:style style:name="T28" style:family="text">
      <style:text-properties fo:font-variant="normal" fo:text-transform="none" fo:color="#222222" fo:letter-spacing="normal"/>
    </style:style>
    <style:style style:name="T29" style:family="text">
      <style:text-properties fo:font-variant="normal" fo:text-transform="none" fo:color="#222222" fo:font-size="10.5pt" fo:letter-spacing="normal" fo:font-style="normal" fo:font-weight="normal"/>
    </style:style>
    <style:style style:name="T30" style:family="text">
      <style:text-properties fo:font-variant="normal" fo:text-transform="none" fo:color="#222222" fo:font-size="12.75pt" fo:letter-spacing="normal" fo:font-style="italic" fo:font-weight="normal"/>
    </style:style>
    <style:style style:name="T31" style:family="text">
      <style:text-properties fo:font-variant="normal" fo:text-transform="none" fo:color="#222222" fo:font-size="12.75pt" fo:letter-spacing="normal" fo:font-style="normal" fo:font-weight="normal"/>
    </style:style>
    <style:style style:name="T32" style:family="text">
      <style:text-properties fo:font-variant="normal" fo:text-transform="none" fo:color="#222222" style:font-name="Helvetica Neue" fo:font-size="10.5pt" fo:letter-spacing="normal" fo:font-style="normal" fo:font-weight="normal"/>
    </style:style>
    <style:style style:name="T33" style:family="text">
      <style:text-properties fo:font-variant="normal" fo:text-transform="none" fo:color="#222222" style:font-name="times new roman" fo:font-size="12.75pt" fo:letter-spacing="normal" fo:font-style="italic" fo:font-weight="normal"/>
    </style:style>
    <style:style style:name="T34" style:family="text">
      <style:text-properties fo:font-size="9.75pt" fo:font-style="normal" fo:font-weight="normal"/>
    </style:style>
    <style:style style:name="T35" style:family="text">
      <style:text-properties officeooo:rsid="001e5f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27713231" text:style-name="L1">
        <text:list-item>
          <text:p text:style-name="P8">Задача 2.G</text:p>
          <text:p text:style-name="P17">Строка называется <text:span text:style-name="T1">бинарной</text:span>, если она состоит только из символов «<text:span text:style-name="T3">0</text:span>» и «<text:span text:style-name="T3">1</text:span>». Строка<draw:frame draw:style-name="fr2" draw:name="Объект14" text:anchor-type="as-char" svg:y="-0.377cm" svg:width="0.423cm" svg:height="0.467cm" draw:z-index="19"><draw:object xlink:href="./Object 14" xlink:type="simple" xlink:show="embed" xlink:actuate="onLoad"/><draw:image xlink:href="./ObjectReplacements/Object 14" xlink:type="simple" xlink:show="embed" xlink:actuate="onLoad"/></draw:frame>называется <text:span text:style-name="T4">подстрокой</text:span> строки<text:span text:style-name="T6"><draw:frame draw:style-name="fr2" draw:name="Объект15" text:anchor-type="as-char" svg:y="-0.377cm" svg:width="0.512cm" svg:height="0.467cm" draw:z-index="20"><draw:object xlink:href="./Object 15" xlink:type="simple" xlink:show="embed" xlink:actuate="onLoad"/><draw:image xlink:href="./ObjectReplacements/Object 15" xlink:type="simple" xlink:show="embed" xlink:actuate="onLoad"/></draw:frame></text:span>, если она имеет ненулевую длину, и ее можно прочитать, начиная с некоторой позиции, в строке<text:span text:style-name="T6"><draw:frame draw:style-name="fr2" draw:name="Объект16" text:anchor-type="as-char" svg:y="-0.377cm" svg:width="0.512cm" svg:height="0.467cm" draw:z-index="21"><draw:object xlink:href="./Object 16" xlink:type="simple" xlink:show="embed" xlink:actuate="onLoad"/><draw:image xlink:href="./ObjectReplacements/Object 16" xlink:type="simple" xlink:show="embed" xlink:actuate="onLoad"/></draw:frame></text:span>. Например, у строки «<text:span text:style-name="T3">010</text:span>» есть шесть подстрок: «<text:span text:style-name="T3">0</text:span>», «<text:span text:style-name="T3">1</text:span>», «<text:span text:style-name="T3">0</text:span>», «<text:span text:style-name="T3">01</text:span>», «<text:span text:style-name="T3">10</text:span>», «<text:span text:style-name="T3">010</text:span>». Две подстроки считаются различными, если их позиции вхождения различны. Другими словами, каждую подстроку нужно учитывать столько раз, сколько она встречается. </text:p>
          <text:p text:style-name="P17">Дана бинарная строка<text:span text:style-name="T6"><draw:frame draw:style-name="fr2" draw:name="Объект17" text:anchor-type="as-char" svg:y="-0.377cm" svg:width="0.39cm" svg:height="0.467cm" draw:z-index="23"><draw:object xlink:href="./Object 17" xlink:type="simple" xlink:show="embed" xlink:actuate="onLoad"/><draw:image xlink:href="./ObjectReplacements/Object 17" xlink:type="simple" xlink:show="embed" xlink:actuate="onLoad"/></draw:frame></text:span>. Ваша задача — найти количество ее подстрок, содержащих ровно<draw:frame draw:style-name="fr2" draw:name="Объект18" text:anchor-type="as-char" svg:y="-0.377cm" svg:width="0.423cm" svg:height="0.467cm" draw:z-index="24"><draw:object xlink:href="./Object 18" xlink:type="simple" xlink:show="embed" xlink:actuate="onLoad"/><draw:image xlink:href="./ObjectReplacements/Object 18" xlink:type="simple" xlink:show="embed" xlink:actuate="onLoad"/></draw:frame>единиц.</text:p>
          <text:p text:style-name="P18"><draw:frame draw:style-name="fr1" draw:name="Изображение1" text:anchor-type="paragraph" svg:x="1.332cm" svg:y="0cm" svg:width="16.365cm" svg:height="1.949cm" draw:z-index="0"><draw:image xlink:href="Pictures/10000201000003690000006853B7E2C8B0D79BD0.png" xlink:type="simple" xlink:show="embed" xlink:actuate="onLoad" loext:mime-type="image/png"/></draw:frame></text:p>
        </text:list-item>
      </text:list>
      <text:p text:style-name="Код"><text:bookmark text:name="program-source-text1"/>k <text:span text:style-name="T17">=</text:span> int<text:span text:style-name="T17">(</text:span>input<text:span text:style-name="T17">())</text:span></text:p>
      <text:p text:style-name="Код">ss <text:span text:style-name="T17">=</text:span> input<text:span text:style-name="T17">()</text:span></text:p>
      <text:p text:style-name="Код">m <text:span text:style-name="T17">=</text:span> len<text:span text:style-name="T17">(</text:span>ss<text:span text:style-name="T17">)</text:span></text:p>
      <text:p text:style-name="Код"/>
      <text:p text:style-name="Код">zeros <text:span text:style-name="T17">=</text:span> <text:span text:style-name="T17">[]</text:span></text:p>
      <text:p text:style-name="Код">past <text:span text:style-name="T17">=</text:span> <text:span text:style-name="T24">'1'</text:span></text:p>
      <text:p text:style-name="Код"><text:span text:style-name="T11">for</text:span> s <text:span text:style-name="T11">in</text:span> ss<text:span text:style-name="T17">:</text:span></text:p>
      <text:p text:style-name="Код"><text:s text:c="4"/><text:span text:style-name="T12">if</text:span><text:span text:style-name="T20"> past </text:span><text:span text:style-name="T18">==</text:span><text:span text:style-name="T20"> </text:span><text:span text:style-name="T25">'1'</text:span><text:span text:style-name="T20"> </text:span><text:span text:style-name="T12">and</text:span><text:span text:style-name="T20"> s </text:span><text:span text:style-name="T18">==</text:span><text:span text:style-name="T20"> </text:span><text:span text:style-name="T25">'1'</text:span><text:span text:style-name="T18">:</text:span></text:p>
      <text:p text:style-name="Код"><text:s text:c="8"/><text:span text:style-name="T20">zeros</text:span><text:span text:style-name="T18">.</text:span><text:span text:style-name="T20">append</text:span><text:span text:style-name="T18">(</text:span><text:span text:style-name="T22">0</text:span><text:span text:style-name="T18">)</text:span></text:p>
      <text:p text:style-name="Код"><text:s text:c="4"/><text:span text:style-name="T12">elif</text:span><text:span text:style-name="T20"> past </text:span><text:span text:style-name="T18">==</text:span><text:span text:style-name="T20"> </text:span><text:span text:style-name="T25">'1'</text:span><text:span text:style-name="T20"> </text:span><text:span text:style-name="T12">and</text:span><text:span text:style-name="T20"> s </text:span><text:span text:style-name="T18">==</text:span><text:span text:style-name="T20"> </text:span><text:span text:style-name="T25">'0'</text:span><text:span text:style-name="T18">:</text:span></text:p>
      <text:p text:style-name="Код"><text:s text:c="8"/><text:span text:style-name="T20">zeros</text:span><text:span text:style-name="T18">.</text:span><text:span text:style-name="T20">append</text:span><text:span text:style-name="T18">(</text:span><text:span text:style-name="T22">1</text:span><text:span text:style-name="T18">)</text:span></text:p>
      <text:p text:style-name="Код"><text:s text:c="4"/><text:span text:style-name="T12">elif</text:span><text:span text:style-name="T20"> past </text:span><text:span text:style-name="T18">==</text:span><text:span text:style-name="T20"> </text:span><text:span text:style-name="T25">'0'</text:span><text:span text:style-name="T20"> </text:span><text:span text:style-name="T12">and</text:span><text:span text:style-name="T20"> s </text:span><text:span text:style-name="T18">==</text:span><text:span text:style-name="T20"> </text:span><text:span text:style-name="T25">'0'</text:span><text:span text:style-name="T18">:</text:span></text:p>
      <text:p text:style-name="Код"><text:s text:c="8"/><text:span text:style-name="T20">zeros</text:span><text:span text:style-name="T18">[-</text:span><text:span text:style-name="T22">1</text:span><text:span text:style-name="T18">]</text:span><text:span text:style-name="T20"> </text:span><text:span text:style-name="T18">+=</text:span><text:span text:style-name="T20"> </text:span><text:span text:style-name="T22">1</text:span></text:p>
      <text:p text:style-name="Код"><text:s text:c="4"/><text:span text:style-name="T20">past </text:span><text:span text:style-name="T18">=</text:span><text:span text:style-name="T20"> s</text:span></text:p>
      <text:p text:style-name="Код"><text:span text:style-name="T11">if</text:span> ss<text:span text:style-name="T17">[-</text:span><text:span text:style-name="T21">1</text:span><text:span text:style-name="T17">]</text:span> <text:span text:style-name="T17">==</text:span> <text:span text:style-name="T24">'1'</text:span><text:span text:style-name="T17">:</text:span></text:p>
      <text:p text:style-name="Код"><text:s text:c="4"/><text:span text:style-name="T20">zeros</text:span><text:span text:style-name="T18">.</text:span><text:span text:style-name="T20">append</text:span><text:span text:style-name="T18">(</text:span><text:span text:style-name="T22">0</text:span><text:span text:style-name="T18">)</text:span></text:p>
      <text:p text:style-name="Код">res <text:span text:style-name="T17">=</text:span> <text:span text:style-name="T21">0</text:span></text:p>
      <text:p text:style-name="Код"><text:span text:style-name="T11">if</text:span> k <text:span text:style-name="T17">!=</text:span> <text:span text:style-name="T21">0</text:span><text:span text:style-name="T17">:</text:span></text:p>
      <text:p text:style-name="Код"><text:s text:c="4"/><text:span text:style-name="T20">i </text:span><text:span text:style-name="T18">=</text:span><text:span text:style-name="T20"> </text:span><text:span text:style-name="T22">0</text:span></text:p>
      <text:p text:style-name="Код"><text:s text:c="4"/><text:span text:style-name="T12">while</text:span><text:span text:style-name="T20"> i </text:span><text:span text:style-name="T18">+</text:span><text:span text:style-name="T20"> k </text:span><text:span text:style-name="T18">&lt;</text:span><text:span text:style-name="T20"> len</text:span><text:span text:style-name="T18">(</text:span><text:span text:style-name="T20">zeros</text:span><text:span text:style-name="T18">):</text:span></text:p>
      <text:p text:style-name="Код"><text:s text:c="8"/><text:span text:style-name="T20">res </text:span><text:span text:style-name="T18">+=</text:span><text:span text:style-name="T20"> </text:span><text:span text:style-name="T18">(</text:span><text:span text:style-name="T20">zeros</text:span><text:span text:style-name="T18">[</text:span><text:span text:style-name="T20">i</text:span><text:span text:style-name="T18">]+</text:span><text:span text:style-name="T22">1</text:span><text:span text:style-name="T18">)*(</text:span><text:span text:style-name="T20">zeros</text:span><text:span text:style-name="T18">[</text:span><text:span text:style-name="T20">i</text:span><text:span text:style-name="T18">+</text:span><text:span text:style-name="T20">k</text:span><text:span text:style-name="T18">]+</text:span><text:span text:style-name="T22">1</text:span><text:span text:style-name="T18">)</text:span></text:p>
      <text:p text:style-name="Код"><text:s text:c="8"/><text:span text:style-name="T20">i </text:span><text:span text:style-name="T18">+=</text:span><text:span text:style-name="T20"> </text:span><text:span text:style-name="T22">1</text:span></text:p>
      <text:p text:style-name="Код"><text:span text:style-name="T11">elif</text:span> k <text:span text:style-name="T17">==</text:span> <text:span text:style-name="T21">0</text:span><text:span text:style-name="T17">:</text:span></text:p>
      <text:p text:style-name="Код"><text:s text:c="4"/><text:span text:style-name="T20">i </text:span><text:span text:style-name="T18">=</text:span><text:span text:style-name="T20"> </text:span><text:span text:style-name="T22">0</text:span></text:p>
      <text:p text:style-name="Код"><text:s text:c="4"/><text:span text:style-name="T12">while</text:span><text:span text:style-name="T20"> i </text:span><text:span text:style-name="T18">+</text:span><text:span text:style-name="T20"> k </text:span><text:span text:style-name="T18">&lt;</text:span><text:span text:style-name="T20"> len</text:span><text:span text:style-name="T18">(</text:span><text:span text:style-name="T20">zeros</text:span><text:span text:style-name="T18">):</text:span></text:p>
      <text:p text:style-name="Код"><text:s text:c="8"/><text:span text:style-name="T20">res </text:span><text:span text:style-name="T18">+=</text:span><text:span text:style-name="T20"> int</text:span><text:span text:style-name="T18">(</text:span><text:span text:style-name="T22">0.5</text:span><text:span text:style-name="T18">*</text:span><text:span text:style-name="T20">zeros</text:span><text:span text:style-name="T18">[</text:span><text:span text:style-name="T20">i</text:span><text:span text:style-name="T18">]*(</text:span><text:span text:style-name="T20">zeros</text:span><text:span text:style-name="T18">[</text:span><text:span text:style-name="T20">i</text:span><text:span text:style-name="T18">+</text:span><text:span text:style-name="T20">k</text:span><text:span text:style-name="T18">]+</text:span><text:span text:style-name="T22">1</text:span><text:span text:style-name="T18">))</text:span></text:p>
      <text:p text:style-name="Код"><text:s text:c="8"/><text:span text:style-name="T20">i </text:span><text:span text:style-name="T18">+=</text:span><text:span text:style-name="T20"> </text:span><text:span text:style-name="T22">1</text:span></text:p>
      <text:p text:style-name="Код"><text:span text:style-name="T11">print</text:span><text:span text:style-name="T17">(</text:span>res<text:span text:style-name="T17">)</text:span></text:p>
      <text:p text:style-name="Код"/>
      <text:list xml:id="list209991403" text:style-name="L2">
        <text:list-item>
          <text:p text:style-name="P9">Задача <text:span text:style-name="T27">6.H</text:span></text:p>
          <text:p text:style-name="P19"><text:span text:style-name="T10"><text:line-break/>Известно, что простыми называются целые положительные числа, у которых ровно два различных положительных делителя. По аналогии назовем целое положительное число</text:span><text:span text:style-name="T10"><draw:frame draw:style-name="fr2" draw:name="Объект11" text:anchor-type="as-char" svg:y="-0.377cm" svg:width="0.349cm" svg:height="0.467cm" draw:z-index="28"><draw:object xlink:href="./Object 11" xlink:type="simple" xlink:show="embed" xlink:actuate="onLoad"/><draw:image xlink:href="./ObjectReplacements/Object 11" xlink:type="simple" xlink:show="embed" xlink:actuate="onLoad"/></draw:frame></text:span><text:span text:style-name="T2">Т-простым</text:span><text:span text:style-name="T10">, если у</text:span><text:span text:style-name="T10"><draw:frame draw:style-name="fr2" draw:name="Объект12" text:anchor-type="as-char" svg:y="-0.377cm" svg:width="0.349cm" svg:height="0.467cm" draw:z-index="29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ровно три различных положительных делителя.</text:span></text:p>
          <text:p text:style-name="P19">Вам дан массив, состоящий из<draw:frame draw:style-name="fr2" draw:name="Объект13" text:anchor-type="as-char" svg:y="-0.377cm" svg:width="0.422cm" svg:height="0.467cm" draw:z-index="30"><draw:object xlink:href="./Object 13" xlink:type="simple" xlink:show="embed" xlink:actuate="onLoad"/><draw:image xlink:href="./ObjectReplacements/Object 13" xlink:type="simple" xlink:show="embed" xlink:actuate="onLoad"/></draw:frame>целых положительных чисел. Для каждого из них определите, является ли оно Т-простым или нет.</text:p>
          <text:p text:style-name="P20"><draw:frame draw:style-name="fr1" draw:name="Изображение2" text:anchor-type="paragraph" svg:x="1.73cm" svg:y="0cm" svg:width="15.965cm" svg:height="1.492cm" draw:z-index="1"><draw:image xlink:href="Pictures/100000000000036D00000052FC62421320D5A80F.png" xlink:type="simple" xlink:show="embed" xlink:actuate="onLoad" loext:mime-type="image/png"/></draw:frame></text:p>
        </text:list-item>
      </text:list>
      <text:p text:style-name="Код"><text:bookmark text:name="program-source-text"/><text:span text:style-name="T11">def</text:span> is_prime<text:span text:style-name="T17">(</text:span>n<text:span text:style-name="T17">):</text:span></text:p>
      <text:p text:style-name="Код"><text:s text:c="4"/><text:span text:style-name="T12">if</text:span><text:span text:style-name="T20"> int</text:span><text:span text:style-name="T18">(</text:span><text:span text:style-name="T20">n</text:span><text:span text:style-name="T18">**</text:span><text:span text:style-name="T22">0.5</text:span><text:span text:style-name="T18">)**</text:span><text:span text:style-name="T22">2</text:span><text:span text:style-name="T20"> </text:span><text:span text:style-name="T18">==</text:span><text:span text:style-name="T20"> n</text:span><text:span text:style-name="T18">:</text:span></text:p>
      <text:p text:style-name="Код"><text:s text:c="8"/><text:span text:style-name="T20">n </text:span><text:span text:style-name="T18">=</text:span><text:span text:style-name="T20"> int</text:span><text:span text:style-name="T18">(</text:span><text:span text:style-name="T20">n</text:span><text:span text:style-name="T18">**</text:span><text:span text:style-name="T22">0.5</text:span><text:span text:style-name="T18">)</text:span></text:p>
      <text:p text:style-name="Код"><text:s text:c="4"/><text:span text:style-name="T12">else</text:span><text:span text:style-name="T18">:</text:span></text:p>
      <text:p text:style-name="Код"><text:s text:c="8"/><text:span text:style-name="T12">return</text:span><text:span text:style-name="T20"> </text:span><text:span text:style-name="T12">False</text:span></text:p>
      <text:p text:style-name="Код"><text:s text:c="4"/><text:span text:style-name="T20">a </text:span><text:span text:style-name="T18">=</text:span><text:span text:style-name="T20"> </text:span><text:span text:style-name="T22">2</text:span></text:p>
      <text:p text:style-name="Код"><text:s text:c="4"/><text:span text:style-name="T20">res </text:span><text:span text:style-name="T18">=</text:span><text:span text:style-name="T20"> </text:span><text:span text:style-name="T12">True</text:span></text:p>
      <text:p text:style-name="Код"><text:s text:c="4"/><text:span text:style-name="T12">if</text:span><text:span text:style-name="T20"> n </text:span><text:span text:style-name="T18">==</text:span><text:span text:style-name="T20"> </text:span><text:span text:style-name="T22">1</text:span><text:span text:style-name="T18">:</text:span></text:p>
      <text:p text:style-name="Код"><text:s text:c="8"/><text:span text:style-name="T20">res </text:span><text:span text:style-name="T18">=</text:span><text:span text:style-name="T20"> </text:span><text:span text:style-name="T12">False</text:span></text:p>
      <text:p text:style-name="Код"><text:s text:c="4"/><text:span text:style-name="T12">else</text:span><text:span text:style-name="T18">:</text:span></text:p>
      <text:p text:style-name="Код"><text:s text:c="8"/><text:span text:style-name="T12">while</text:span><text:span text:style-name="T20"> a</text:span><text:span text:style-name="T18">**</text:span><text:span text:style-name="T22">2</text:span><text:span text:style-name="T20"> </text:span><text:span text:style-name="T18">&lt;=</text:span><text:span text:style-name="T20"> n</text:span><text:span text:style-name="T18">:</text:span></text:p>
      <text:p text:style-name="Код"><text:s text:c="12"/><text:span text:style-name="T12">if</text:span><text:span text:style-name="T20"> n </text:span><text:span text:style-name="T18">%</text:span><text:span text:style-name="T20"> a </text:span><text:span text:style-name="T18">==</text:span><text:span text:style-name="T20"> </text:span><text:span text:style-name="T22">0</text:span><text:span text:style-name="T18">:</text:span></text:p>
      <text:p text:style-name="Код"><text:soft-page-break/><text:s text:c="16"/><text:span text:style-name="T20">res </text:span><text:span text:style-name="T18">=</text:span><text:span text:style-name="T20"> </text:span><text:span text:style-name="T12">False</text:span></text:p>
      <text:p text:style-name="Код"><text:s text:c="16"/><text:span text:style-name="T12">break</text:span></text:p>
      <text:p text:style-name="Код"><text:s text:c="12"/><text:span text:style-name="T20">a </text:span><text:span text:style-name="T18">+=</text:span><text:span text:style-name="T20"> </text:span><text:span text:style-name="T22">1</text:span></text:p>
      <text:p text:style-name="Код"><text:s text:c="4"/><text:span text:style-name="T12">return</text:span><text:span text:style-name="T20"> res</text:span></text:p>
      <text:p text:style-name="Код"/>
      <text:p text:style-name="Код">n <text:span text:style-name="T17">=</text:span> int<text:span text:style-name="T17">(</text:span>input<text:span text:style-name="T17">())</text:span></text:p>
      <text:p text:style-name="Код">ans <text:span text:style-name="T17">=</text:span> <text:span text:style-name="T17">{</text:span><text:span text:style-name="T11">True</text:span><text:span text:style-name="T17">:</text:span> <text:span text:style-name="T24">'YES'</text:span><text:span text:style-name="T17">,</text:span> <text:span text:style-name="T11">False</text:span><text:span text:style-name="T17">:</text:span><text:span text:style-name="T24">'NO'</text:span><text:span text:style-name="T17">}</text:span></text:p>
      <text:p text:style-name="Код">xs <text:span text:style-name="T17">=</text:span> <text:span text:style-name="T17">[</text:span>ans<text:span text:style-name="T17">[</text:span>is_prime<text:span text:style-name="T17">(</text:span>x<text:span text:style-name="T17">)]</text:span> <text:span text:style-name="T11">for</text:span> x <text:span text:style-name="T11">in</text:span> map<text:span text:style-name="T17">(</text:span>int<text:span text:style-name="T17">,</text:span> input<text:span text:style-name="T17">().</text:span>split<text:span text:style-name="T17">())]</text:span></text:p>
      <text:p text:style-name="Код"/>
      <text:p text:style-name="Код"><text:span text:style-name="T11">print</text:span><text:span text:style-name="T17">(</text:span><text:span text:style-name="T24">'\n'</text:span><text:span text:style-name="T17">.</text:span>join<text:span text:style-name="T17">(</text:span>map<text:span text:style-name="T17">(</text:span>str<text:span text:style-name="T17">,</text:span> xs<text:span text:style-name="T17">)))</text:span></text:p>
      <text:p text:style-name="Код"/>
      <text:list xml:id="list961263569" text:style-name="L3">
        <text:list-item>
          <text:p text:style-name="P11">Задача 6.Е !!</text:p>
          <text:p text:style-name="P21">Задан набор из всех целых чисел от<draw:frame draw:style-name="fr2" draw:name="Объект1" text:anchor-type="as-char" svg:y="-0.377cm" svg:width="0.33cm" svg:height="0.467cm" draw:z-index="2"><draw:object xlink:href="./Object 1" xlink:type="simple" xlink:show="embed" xlink:actuate="onLoad"/><draw:image xlink:href="./ObjectReplacements/Object 1" xlink:type="simple" xlink:show="embed" xlink:actuate="onLoad"/></draw:frame>до<draw:frame draw:style-name="fr2" draw:name="Объект2" text:anchor-type="as-char" svg:y="-0.377cm" svg:width="0.392cm" svg:height="0.467cm" draw:z-index="3"><draw:object xlink:href="./Object 2" xlink:type="simple" xlink:show="embed" xlink:actuate="onLoad"/><draw:image xlink:href="./ObjectReplacements/Object 2" xlink:type="simple" xlink:show="embed" xlink:actuate="onLoad"/></draw:frame>включительно,<draw:frame draw:style-name="fr2" draw:name="Объект3" text:anchor-type="as-char" svg:y="-0.377cm" svg:width="0.813cm" svg:height="0.467cm" draw:z-index="4"><draw:object xlink:href="./Object 3" xlink:type="simple" xlink:show="embed" xlink:actuate="onLoad"/><draw:image xlink:href="./ObjectReplacements/Object 3" xlink:type="simple" xlink:show="embed" xlink:actuate="onLoad"/></draw:frame>,<text:span text:style-name="T16"><draw:frame draw:style-name="fr2" draw:name="Объект4" text:anchor-type="as-char" svg:y="-0.437cm" svg:width="3.027cm" svg:height="0.557cm" draw:z-index="5"><draw:object xlink:href="./Object 4" xlink:type="simple" xlink:show="embed" xlink:actuate="onLoad"/><draw:image xlink:href="./ObjectReplacements/Object 4" xlink:type="simple" xlink:show="embed" xlink:actuate="onLoad"/></draw:frame></text:span>и<text:span text:style-name="T15"><draw:frame draw:style-name="fr2" draw:name="Объект5" text:anchor-type="as-char" svg:y="-0.386cm" svg:width="1.212cm" svg:height="0.508cm" draw:z-index="6"><draw:object xlink:href="./Object 5" xlink:type="simple" xlink:show="embed" xlink:actuate="onLoad"/><draw:image xlink:href="./ObjectReplacements/Object 5" xlink:type="simple" xlink:show="embed" xlink:actuate="onLoad"/></draw:frame></text:span>всегда нечетно.</text:p>
          <text:p text:style-name="P21">Вы хотите разделить эти числа на ровно<draw:frame draw:style-name="fr2" draw:name="Объект6" text:anchor-type="as-char" svg:y="-0.619cm" svg:width="1.476cm" svg:height="0.998cm" draw:z-index="7"><draw:object xlink:href="./Object 6" xlink:type="simple" xlink:show="embed" xlink:actuate="onLoad"/><draw:image xlink:href="./ObjectReplacements/Object 6" xlink:type="simple" xlink:show="embed" xlink:actuate="onLoad"/></draw:frame>пар таким образом, чтобы в каждой паре<draw:frame draw:style-name="fr2" draw:name="Объект7" text:anchor-type="as-char" svg:y="-0.386cm" svg:width="1.041cm" svg:height="0.508cm" draw:z-index="8"><draw:object xlink:href="./Object 7" xlink:type="simple" xlink:show="embed" xlink:actuate="onLoad"/><draw:image xlink:href="./ObjectReplacements/Object 7" xlink:type="simple" xlink:show="embed" xlink:actuate="onLoad"/></draw:frame>наибольший общий делитель<draw:frame draw:style-name="fr2" draw:name="Объект8" text:anchor-type="as-char" svg:y="-0.377cm" svg:width="0.326cm" svg:height="0.467cm" draw:z-index="9"><draw:object xlink:href="./Object 8" xlink:type="simple" xlink:show="embed" xlink:actuate="onLoad"/><draw:image xlink:href="./ObjectReplacements/Object 8" xlink:type="simple" xlink:show="embed" xlink:actuate="onLoad"/></draw:frame>и<text:span text:style-name="T14"><draw:frame draw:style-name="fr2" draw:name="Объект9" text:anchor-type="as-char" svg:y="-0.377cm" svg:width="0.395cm" svg:height="0.467cm" draw:z-index="10"><draw:object xlink:href="./Object 9" xlink:type="simple" xlink:show="embed" xlink:actuate="onLoad"/><draw:image xlink:href="./ObjectReplacements/Object 9" xlink:type="simple" xlink:show="embed" xlink:actuate="onLoad"/></draw:frame></text:span>равен<text:span text:style-name="T15"><draw:frame draw:style-name="fr2" draw:name="Объект10" text:anchor-type="as-char" svg:y="-0.377cm" svg:width="0.411cm" svg:height="0.467cm" draw:z-index="11"><draw:object xlink:href="./Object 10" xlink:type="simple" xlink:show="embed" xlink:actuate="onLoad"/><draw:image xlink:href="./ObjectReplacements/Object 10" xlink:type="simple" xlink:show="embed" xlink:actuate="onLoad"/></draw:frame></text:span>. Каждое число должно встретиться ровно в одной паре.</text:p>
          <text:p text:style-name="P21">Выведите полученные пары или сообщите, что решения не существует. Если существует несколько корректных решений, то выведите любое из них.</text:p>
          <text:list>
            <text:list-header>
              <text:p text:style-name="P5"><draw:frame draw:style-name="fr1" draw:name="Изображение3" text:anchor-type="paragraph" svg:x="1.244cm" svg:y="0.132cm" svg:width="17.974cm" svg:height="1.633cm" draw:z-index="12"><draw:image xlink:href="Pictures/10000201000003700000005011DE3299F9105A92.png" xlink:type="simple" xlink:show="embed" xlink:actuate="onLoad" loext:mime-type="image/png"/></draw:frame>l<text:span text:style-name="T17">,</text:span> r <text:span text:style-name="T17">=</text:span> map<text:span text:style-name="T17">(</text:span>int<text:span text:style-name="T17">,</text:span> input<text:span text:style-name="T17">().</text:span>split<text:span text:style-name="T17">())</text:span></text:p>
              <text:p text:style-name="P5"><text:span text:style-name="T11">print</text:span><text:span text:style-name="T17">(</text:span><text:span text:style-name="T24">'YES'</text:span><text:span text:style-name="T17">)</text:span></text:p>
              <text:p text:style-name="P5">ans <text:span text:style-name="T17">=</text:span> <text:span text:style-name="T24">'{} {}'</text:span></text:p>
              <text:p text:style-name="P5">pairs <text:span text:style-name="T17">=</text:span> <text:span text:style-name="T17">[</text:span>ans<text:span text:style-name="T17">.</text:span>format<text:span text:style-name="T17">(</text:span>l <text:span text:style-name="T17">+</text:span> <text:span text:style-name="T21">2</text:span><text:span text:style-name="T17">*</text:span>i<text:span text:style-name="T17">,</text:span> l <text:span text:style-name="T17">+</text:span> <text:span text:style-name="T21">2</text:span><text:span text:style-name="T17">*</text:span>i <text:span text:style-name="T17">+</text:span> <text:span text:style-name="T21">1</text:span><text:span text:style-name="T17">)</text:span> <text:span text:style-name="T11">for</text:span> i <text:span text:style-name="T11">in</text:span> range<text:span text:style-name="T17">((</text:span>r <text:span text:style-name="T17">-</text:span> l <text:span text:style-name="T17">+</text:span> <text:span text:style-name="T21">1</text:span><text:span text:style-name="T17">)//</text:span><text:span text:style-name="T21">2</text:span><text:span text:style-name="T17">)]</text:span></text:p>
              <text:p text:style-name="P5"><text:span text:style-name="T11">print</text:span><text:span text:style-name="T17">(</text:span><text:span text:style-name="T24">'\n'</text:span><text:span text:style-name="T17">.</text:span>join<text:span text:style-name="T17">(</text:span>pairs<text:span text:style-name="T17">))</text:span></text:p>
            </text:list-header>
          </text:list>
        </text:list-item>
        <text:list-item>
          <text:p text:style-name="P14">Задача 6.D</text:p>
          <text:p text:style-name="P21"><text:span text:style-name="T29">По введенным числам </text:span><text:span text:style-name="T30">A</text:span><text:span text:style-name="T28"> </text:span><text:span text:style-name="T29">и </text:span><text:span text:style-name="T30">B</text:span><text:span text:style-name="T28"> </text:span><text:span text:style-name="T29">вывести все простые числа в интервале от </text:span><text:span text:style-name="T30">A</text:span><text:span text:style-name="T28"> </text:span><text:span text:style-name="T29">до </text:span><text:span text:style-name="T30">B</text:span><text:span text:style-name="T28"> </text:span><text:span text:style-name="T29">включительно.</text:span></text:p>
        </text:list-item>
      </text:list>
      <text:p text:style-name="P1"><draw:frame draw:style-name="fr1" draw:name="Изображение4" text:anchor-type="paragraph" svg:x="1.332cm" svg:y="0.132cm" svg:width="17.974cm" svg:height="1.083cm" draw:z-index="13"><draw:image xlink:href="Pictures/100002010000036F00000035B79FF6A6A05903C3.png" xlink:type="simple" xlink:show="embed" xlink:actuate="onLoad" loext:mime-type="image/png"/></draw:frame></text:p>
      <text:p text:style-name="Код">a, b = map(int, input().split())</text:p>
      <text:p text:style-name="Код">a<text:span text:style-name="T17">,</text:span> b <text:span text:style-name="T17">=</text:span> min<text:span text:style-name="T17">(</text:span>a<text:span text:style-name="T17">,</text:span> b<text:span text:style-name="T17">),</text:span> max<text:span text:style-name="T17">(</text:span>a<text:span text:style-name="T17">,</text:span> b<text:span text:style-name="T17">)</text:span></text:p>
      <text:p text:style-name="Код">is_comp <text:span text:style-name="T17">=</text:span> <text:span text:style-name="T17">[</text:span><text:span text:style-name="T11">False</text:span><text:span text:style-name="T17">]</text:span> <text:span text:style-name="T17">*</text:span> <text:span text:style-name="T17">(</text:span>b <text:span text:style-name="T17">-</text:span> <text:span text:style-name="T21">1</text:span><text:span text:style-name="T17">)</text:span></text:p>
      <text:p text:style-name="Код"><text:span text:style-name="T11">for</text:span> i <text:span text:style-name="T11">in</text:span> range<text:span text:style-name="T17">(</text:span><text:span text:style-name="T21">2</text:span><text:span text:style-name="T17">,</text:span> b<text:span text:style-name="T17">+</text:span><text:span text:style-name="T21">1</text:span><text:span text:style-name="T17">):</text:span></text:p>
      <text:p text:style-name="Код"><text:s text:c="4"/><text:span text:style-name="T12">if</text:span><text:span text:style-name="T20"> </text:span><text:span text:style-name="T12">not</text:span><text:span text:style-name="T20"> is_comp</text:span><text:span text:style-name="T18">[</text:span><text:span text:style-name="T20">i</text:span><text:span text:style-name="T18">-</text:span><text:span text:style-name="T22">2</text:span><text:span text:style-name="T18">]:</text:span></text:p>
      <text:p text:style-name="Код"><text:s text:c="8"/><text:span text:style-name="T20">j </text:span><text:span text:style-name="T18">=</text:span><text:span text:style-name="T20"> i </text:span><text:span text:style-name="T18">**</text:span><text:span text:style-name="T20"> </text:span><text:span text:style-name="T22">2</text:span></text:p>
      <text:p text:style-name="Код"><text:s text:c="8"/><text:span text:style-name="T12">while</text:span><text:span text:style-name="T20"> j </text:span><text:span text:style-name="T18">&lt;=</text:span><text:span text:style-name="T20"> b</text:span><text:span text:style-name="T18">:</text:span></text:p>
      <text:p text:style-name="Код"><text:s text:c="12"/><text:span text:style-name="T20">is_comp</text:span><text:span text:style-name="T18">[</text:span><text:span text:style-name="T20">j</text:span><text:span text:style-name="T18">-</text:span><text:span text:style-name="T22">2</text:span><text:span text:style-name="T18">]</text:span><text:span text:style-name="T20"> </text:span><text:span text:style-name="T18">=</text:span><text:span text:style-name="T20"> </text:span><text:span text:style-name="T12">True</text:span></text:p>
      <text:p text:style-name="Код"><text:s text:c="12"/><text:span text:style-name="T20">j </text:span><text:span text:style-name="T18">+=</text:span><text:span text:style-name="T20"> i</text:span></text:p>
      <text:p text:style-name="Код">p <text:span text:style-name="T17">=</text:span> <text:span text:style-name="T17">[</text:span>i<text:span text:style-name="T17">+</text:span><text:span text:style-name="T21">2</text:span> <text:span text:style-name="T11">for</text:span> i <text:span text:style-name="T11">in</text:span> range<text:span text:style-name="T17">(</text:span>len<text:span text:style-name="T17">(</text:span>is_comp<text:span text:style-name="T17">))</text:span> <text:span text:style-name="T11">if</text:span> <text:span text:style-name="T11">not</text:span> is_comp<text:span text:style-name="T17">[</text:span>i<text:span text:style-name="T17">]</text:span> <text:span text:style-name="T11">and</text:span> i<text:span text:style-name="T17">+</text:span><text:span text:style-name="T21">2</text:span> <text:span text:style-name="T17">&gt;=</text:span> a<text:span text:style-name="T17">]</text:span></text:p>
      <text:p text:style-name="Код"><text:span text:style-name="T11">print</text:span><text:span text:style-name="T17">(</text:span><text:span text:style-name="T24">' '</text:span><text:span text:style-name="T17">.</text:span>join<text:span text:style-name="T17">(</text:span>map<text:span text:style-name="T17">(</text:span>str<text:span text:style-name="T17">,</text:span> p<text:span text:style-name="T17">)))</text:span></text:p>
      <text:list xml:id="list120810506077957" text:continue-numbering="true" text:style-name="L3">
        <text:list-item>
          <text:p text:style-name="P12">Задача 5.С</text:p>
          <text:p text:style-name="P25"><text:span text:style-name="T29">Дано </text:span><text:span text:style-name="T30">n</text:span><text:span text:style-name="T28"> </text:span><text:span text:style-name="T29">отрезков на числовой прямой и</text:span><text:span text:style-name="T29"><draw:frame draw:style-name="fr2" draw:name="Объект20" text:anchor-type="as-char" svg:y="-0.377cm" svg:width="0.515cm" svg:height="0.467cm" draw:z-index="25"><draw:object xlink:href="./Object 20" xlink:type="simple" xlink:show="embed" xlink:actuate="onLoad"/><draw:image xlink:href="./ObjectReplacements/Object 20" xlink:type="simple" xlink:show="embed" xlink:actuate="onLoad"/></draw:frame></text:span><text:span text:style-name="T29">точек на этой же прямой. Для каждой из данных точек определите, скольким отрезкам они принадлежат. Точка</text:span><text:span text:style-name="T29"><draw:frame draw:style-name="fr2" draw:name="Объект23" text:anchor-type="as-char" svg:y="-0.377cm" svg:width="0.432cm" svg:height="0.467cm" draw:z-index="31"><draw:object xlink:href="./Object 23" xlink:type="simple" xlink:show="embed" xlink:actuate="onLoad"/><draw:image xlink:href="./ObjectReplacements/Object 23" xlink:type="simple" xlink:show="embed" xlink:actuate="onLoad"/></draw:frame></text:span><text:span text:style-name="T29">считается принадлежащей отрезку с концами</text:span><text:span text:style-name="T29"><draw:frame draw:style-name="fr2" draw:name="Объект21" text:anchor-type="as-char" svg:y="-0.377cm" svg:width="0.427cm" svg:height="0.467cm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29">и</text:span><text:span text:style-name="T30"><draw:frame draw:style-name="fr2" draw:name="Объект22" text:anchor-type="as-char" svg:y="-0.377cm" svg:width="0.425cm" svg:height="0.467cm" draw:z-index="27"><draw:object xlink:href="./Object 22" xlink:type="simple" xlink:show="embed" xlink:actuate="onLoad"/><draw:image xlink:href="./ObjectReplacements/Object 22" xlink:type="simple" xlink:show="embed" xlink:actuate="onLoad"/></draw:frame></text:span><text:span text:style-name="T29">, если выполняется двойное неравенство</text:span><text:span text:style-name="T31"><draw:frame draw:style-name="fr2" draw:name="Объект19" text:anchor-type="as-char" svg:y="-0.386cm" svg:width="4.429cm" svg:height="0.508cm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29">.</text:span></text:p>
          <text:p text:style-name="P4"><draw:frame draw:style-name="fr1" draw:name="Изображение5" text:anchor-type="paragraph" svg:x="1.288cm" svg:y="0cm" svg:width="18.039cm" svg:height="0.506cm" draw:z-index="14"><draw:image xlink:href="Pictures/10000000000005240000002598DB39B293E30DAE.png" xlink:type="simple" xlink:show="embed" xlink:actuate="onLoad" loext:mime-type="image/png"/></draw:frame><draw:frame draw:style-name="fr1" draw:name="Изображение6" text:anchor-type="paragraph" svg:x="1.288cm" svg:y="0.559cm" svg:width="18.039cm" svg:height="0.561cm" draw:z-index="15"><draw:image xlink:href="Pictures/1000020100000524000000293D1C49D42E5CF65E.png" xlink:type="simple" xlink:show="embed" xlink:actuate="onLoad" loext:mime-type="image/png"/></draw:frame><text:span text:style-name="T11">from</text:span> sys <text:span text:style-name="T11">import</text:span> stdin</text:p>
        </text:list-item>
      </text:list>
      <text:p text:style-name="Код"><text:span text:style-name="T11">def</text:span> association_segments<text:span text:style-name="T17">(</text:span>events<text:span text:style-name="T17">):</text:span></text:p>
      <text:p text:style-name="Код"><text:s text:c="4"/><text:span text:style-name="T34">i </text:span><text:span text:style-name="T19">=</text:span><text:span text:style-name="T34"> </text:span><text:span text:style-name="T23">1</text:span></text:p>
      <text:p text:style-name="Код"><text:s text:c="4"/><text:span text:style-name="T34">last </text:span><text:span text:style-name="T19">=</text:span><text:span text:style-name="T34"> </text:span><text:span text:style-name="T19">-</text:span><text:span text:style-name="T23">1</text:span></text:p>
      <text:p text:style-name="Код"><text:s text:c="4"/><text:span text:style-name="T34">c </text:span><text:span text:style-name="T19">=</text:span><text:span text:style-name="T34"> </text:span><text:span text:style-name="T23">0</text:span></text:p>
      <text:p text:style-name="Код"><text:s text:c="4"/><text:span text:style-name="T34">events</text:span><text:span text:style-name="T19">.</text:span><text:span text:style-name="T34">sort</text:span><text:span text:style-name="T19">()</text:span></text:p>
      <text:p text:style-name="Код"><text:s text:c="4"/><text:span text:style-name="T34">res </text:span><text:span text:style-name="T19">=</text:span><text:span text:style-name="T34"> dict</text:span><text:span text:style-name="T19">()</text:span></text:p>
      <text:p text:style-name="Код"><text:s text:c="4"/><text:span text:style-name="T13">for</text:span><text:span text:style-name="T34"> x</text:span><text:span text:style-name="T19">,</text:span><text:span text:style-name="T34"> t </text:span><text:span text:style-name="T13">in</text:span><text:span text:style-name="T34"> events</text:span><text:span text:style-name="T19">:</text:span></text:p>
      <text:p text:style-name="Код"><text:s text:c="8"/><text:span text:style-name="T13">if</text:span><text:span text:style-name="T34"> t </text:span><text:span text:style-name="T19">==</text:span><text:span text:style-name="T34"> </text:span><text:span text:style-name="T19">-</text:span><text:span text:style-name="T23">1</text:span><text:span text:style-name="T19">:</text:span></text:p>
      <text:p text:style-name="Код"><text:s text:c="12"/><text:span text:style-name="T34">c </text:span><text:span text:style-name="T19">+=</text:span><text:span text:style-name="T34"> </text:span><text:span text:style-name="T23">1</text:span></text:p>
      <text:p text:style-name="Код"><text:s text:c="8"/><text:span text:style-name="T13">elif</text:span><text:span text:style-name="T34"> t </text:span><text:span text:style-name="T19">==</text:span><text:span text:style-name="T34"> </text:span><text:span text:style-name="T23">0</text:span><text:span text:style-name="T19">:</text:span></text:p>
      <text:p text:style-name="Код"><text:soft-page-break/><text:s text:c="12"/><text:span text:style-name="T34">res</text:span><text:span text:style-name="T19">[</text:span><text:span text:style-name="T34">x</text:span><text:span text:style-name="T19">]</text:span><text:span text:style-name="T34"> </text:span><text:span text:style-name="T19">=</text:span><text:span text:style-name="T34"> c</text:span></text:p>
      <text:p text:style-name="Код"><text:s text:c="8"/><text:span text:style-name="T13">else</text:span><text:span text:style-name="T19">:</text:span></text:p>
      <text:p text:style-name="Код"><text:s text:c="12"/><text:span text:style-name="T34">c </text:span><text:span text:style-name="T19">-=</text:span><text:span text:style-name="T34"> </text:span><text:span text:style-name="T23">1</text:span></text:p>
      <text:p text:style-name="Код"><text:s text:c="4"/><text:span text:style-name="T13">return</text:span><text:span text:style-name="T34"> res</text:span></text:p>
      <text:p text:style-name="Код"/>
      <text:p text:style-name="Код">n<text:span text:style-name="T17">,</text:span> m <text:span text:style-name="T17">=</text:span> map<text:span text:style-name="T17">(</text:span>int<text:span text:style-name="T17">,</text:span> input<text:span text:style-name="T17">().</text:span>split<text:span text:style-name="T17">())</text:span></text:p>
      <text:p text:style-name="Код">events <text:span text:style-name="T17">=</text:span> <text:span text:style-name="T17">[]</text:span></text:p>
      <text:p text:style-name="Код"><text:span text:style-name="T11">for</text:span> _ <text:span text:style-name="T11">in</text:span> range<text:span text:style-name="T17">(</text:span>n<text:span text:style-name="T17">):</text:span></text:p>
      <text:p text:style-name="Код"><text:s text:c="4"/><text:span text:style-name="T34">l</text:span><text:span text:style-name="T19">,</text:span><text:span text:style-name="T34"> r </text:span><text:span text:style-name="T19">=</text:span><text:span text:style-name="T34"> map</text:span><text:span text:style-name="T19">(</text:span><text:span text:style-name="T34">int</text:span><text:span text:style-name="T19">,</text:span><text:span text:style-name="T34"> stdin</text:span><text:span text:style-name="T19">.</text:span><text:span text:style-name="T34">readline</text:span><text:span text:style-name="T19">().</text:span><text:span text:style-name="T34">strip</text:span><text:span text:style-name="T19">().</text:span><text:span text:style-name="T34">split</text:span><text:span text:style-name="T19">())</text:span></text:p>
      <text:p text:style-name="Код"><text:s text:c="4"/><text:span text:style-name="T13">if</text:span><text:span text:style-name="T34"> l </text:span><text:span text:style-name="T19">&gt;</text:span><text:span text:style-name="T34"> r</text:span><text:span text:style-name="T19">:</text:span></text:p>
      <text:p text:style-name="Код"><text:s text:c="8"/><text:span text:style-name="T34">l</text:span><text:span text:style-name="T19">,</text:span><text:span text:style-name="T34"> r </text:span><text:span text:style-name="T19">=</text:span><text:span text:style-name="T34"> r</text:span><text:span text:style-name="T19">,</text:span><text:span text:style-name="T34"> l</text:span></text:p>
      <text:p text:style-name="Код"><text:s text:c="4"/><text:span text:style-name="T34">events</text:span><text:span text:style-name="T19">.</text:span><text:span text:style-name="T34">append</text:span><text:span text:style-name="T19">((</text:span><text:span text:style-name="T34">l</text:span><text:span text:style-name="T19">,</text:span><text:span text:style-name="T34"> </text:span><text:span text:style-name="T19">-</text:span><text:span text:style-name="T23">1</text:span><text:span text:style-name="T19">))</text:span></text:p>
      <text:p text:style-name="Код"><text:s text:c="4"/><text:span text:style-name="T34">events</text:span><text:span text:style-name="T19">.</text:span><text:span text:style-name="T34">append</text:span><text:span text:style-name="T19">((</text:span><text:span text:style-name="T34">r</text:span><text:span text:style-name="T19">,</text:span><text:span text:style-name="T34"> </text:span><text:span text:style-name="T23">1</text:span><text:span text:style-name="T19">))</text:span></text:p>
      <text:p text:style-name="Код">points <text:span text:style-name="T17">=</text:span> <text:span text:style-name="T17">[(</text:span>x<text:span text:style-name="T17">,</text:span> <text:span text:style-name="T21">0</text:span><text:span text:style-name="T17">)</text:span> <text:span text:style-name="T11">for</text:span> x <text:span text:style-name="T11">in</text:span> map<text:span text:style-name="T17">(</text:span>int<text:span text:style-name="T17">,</text:span> input<text:span text:style-name="T17">().</text:span>split<text:span text:style-name="T17">())]</text:span></text:p>
      <text:p text:style-name="Код">events <text:span text:style-name="T17">+=</text:span> points </text:p>
      <text:p text:style-name="Код">res <text:span text:style-name="T17">=</text:span> association_segments<text:span text:style-name="T17">(</text:span>events<text:span text:style-name="T17">)</text:span></text:p>
      <text:p text:style-name="Код"><text:span text:style-name="T11">for</text:span> p <text:span text:style-name="T11">in</text:span> points<text:span text:style-name="T17">:</text:span></text:p>
      <text:p text:style-name="Код"><text:s text:c="4"/><text:span text:style-name="T13">print</text:span><text:span text:style-name="T19">(</text:span><text:span text:style-name="T34">res</text:span><text:span text:style-name="T19">[</text:span><text:span text:style-name="T34">p</text:span><text:span text:style-name="T19">[</text:span><text:span text:style-name="T23">0</text:span><text:span text:style-name="T19">]],</text:span><text:span text:style-name="T34"> end</text:span><text:span text:style-name="T19">=</text:span><text:span text:style-name="T26">' '</text:span><text:span text:style-name="T19">)</text:span></text:p>
      <text:list xml:id="list120809129377099" text:continue-numbering="true" text:style-name="L3">
        <text:list-item>
          <text:p text:style-name="P13">Задача 5.D</text:p>
          <text:p text:style-name="P22">Как известно, после обеда в ЛКШ проходит много интересных мероприятий, но все равно каждый ЛКШонок старается хотя бы ненадолго заглянуть в комповник, чтобы дорешать задачи, не сделанные во время практики.</text:p>
          <text:p text:style-name="P23">В этом году погода стоит особо жаркая, поэтому в комповнике очень душно и важно следить за тем, чтобы в комповнике не находилось одновременно очень много школьников. Поэтому завуч записал время прихода и ухода из комповника каждого ЛКШонка.</text:p>
          <text:p text:style-name="P23">Теперь завуч хочет узнать, сколько ЛКШат встретил в комповнике каждый ЛКШонок.</text:p>
        </text:list-item>
      </text:list>
      <text:p text:style-name="Код"><draw:frame draw:style-name="fr1" draw:name="Изображение7" text:anchor-type="paragraph" svg:x="1.353cm" svg:y="0.072cm" svg:width="18.039cm" svg:height="0.533cm" draw:z-index="16"><draw:image xlink:href="Pictures/1000020100000527000000276724F4FEEFAF382F.png" xlink:type="simple" xlink:show="embed" xlink:actuate="onLoad" loext:mime-type="image/png"/></draw:frame><draw:frame draw:style-name="fr1" draw:name="Изображение8" text:anchor-type="paragraph" svg:x="1.353cm" svg:y="0.603cm" svg:width="18.039cm" svg:height="0.506cm" draw:z-index="17"><draw:image xlink:href="Pictures/1000020100000525000000256CCD8BB7031F2A33.png" xlink:type="simple" xlink:show="embed" xlink:actuate="onLoad" loext:mime-type="image/png"/></draw:frame>n = int(input())</text:p>
      <text:p text:style-name="Код">xs = []</text:p>
      <text:p text:style-name="Код">for i in range(1, n+1):</text:p>
      <text:p text:style-name="Код"><text:s text:c="4"/>y = list(map(int, input().split()))</text:p>
      <text:p text:style-name="Код"><text:s text:c="4"/>xs.append((y[0], -i))</text:p>
      <text:p text:style-name="Код"><text:s text:c="4"/>xs.append((y[1], i))</text:p>
      <text:p text:style-name="Код"/>
      <text:p text:style-name="Код">xs.sort()</text:p>
      <text:p text:style-name="Код">count_open = 0</text:p>
      <text:p text:style-name="Код">count_close = 0</text:p>
      <text:p text:style-name="Код">ys = [0]*(n+1)</text:p>
      <text:p text:style-name="Код">for x, t in xs:</text:p>
      <text:p text:style-name="Код"><text:s text:c="4"/>if t &lt; 0:</text:p>
      <text:p text:style-name="Код"><text:s text:c="8"/>ys[abs(t)] -= count_close</text:p>
      <text:p text:style-name="Код"><text:s text:c="8"/>count_open += 1</text:p>
      <text:p text:style-name="Код"><text:s text:c="4"/>else:</text:p>
      <text:p text:style-name="Код"><text:s text:c="8"/>ys[abs(t)] += count_open</text:p>
      <text:p text:style-name="Код"><text:s text:c="8"/>count_close += 1</text:p>
      <text:p text:style-name="Код">for y in ys[1:]:</text:p>
      <text:p text:style-name="Код"><text:s text:c="4"/>print(y-1)</text:p>
      <text:list xml:id="list120810543924042" text:continue-numbering="true" text:style-name="L3">
        <text:list-item>
          <text:p text:style-name="P15">Задача 7.С</text:p>
          <text:p text:style-name="P24"><text:line-break/>Определите, какое наименьшее количество операций требуется, чтобы получить из числа <text:span text:style-name="T5">1</text:span> число <text:span text:style-name="T6">N</text:span>.</text:p>
          <text:p text:style-name="P24">Имеется калькулятор, который выполняет следующие операции:</text:p>
          <text:list>
            <text:list-item>
              <text:p text:style-name="P24">умножить число <text:span text:style-name="T6">X</text:span> на <text:span text:style-name="T5">2</text:span>;</text:p>
            </text:list-item>
            <text:list-item>
              <text:p text:style-name="P24">умножить число <text:span text:style-name="T6">X</text:span> на <text:span text:style-name="T5">3</text:span>;</text:p>
            </text:list-item>
            <text:list-item>
              <text:p text:style-name="P24">прибавить к числу <text:span text:style-name="T6">X</text:span> единицу.</text:p>
            </text:list-item>
          </text:list>
        </text:list-item>
      </text:list>
      <text:p text:style-name="P3"><draw:frame draw:style-name="fr1" draw:name="Изображение9" text:anchor-type="paragraph" svg:x="1.199cm" svg:y="0.072cm" svg:width="18.039cm" svg:height="1.607cm" draw:z-index="18"><draw:image xlink:href="Pictures/100000000000052100000075228302B991AACEA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2"><text:soft-page-break/><text:span text:style-name="T11">class</text:span> f<text:span text:style-name="T17">:</text:span></text:p>
      <text:p text:style-name="P2"><text:s text:c="4"/><text:span text:style-name="T13">def</text:span><text:span text:style-name="T34"> __init__ </text:span><text:span text:style-name="T19">(</text:span><text:span text:style-name="T34">self</text:span><text:span text:style-name="T19">,</text:span><text:span text:style-name="T34"> n</text:span><text:span text:style-name="T19">):</text:span></text:p>
      <text:p text:style-name="P2"><text:s text:c="8"/><text:span text:style-name="T34">self</text:span><text:span text:style-name="T19">.</text:span><text:span text:style-name="T34">n </text:span><text:span text:style-name="T19">=</text:span><text:span text:style-name="T34"> n</text:span></text:p>
      <text:p text:style-name="P2"><text:s text:c="4"/><text:span text:style-name="T13">def</text:span><text:span text:style-name="T34"> apply</text:span><text:span text:style-name="T19">(</text:span><text:span text:style-name="T34">self</text:span><text:span text:style-name="T19">,</text:span><text:span text:style-name="T34"> x</text:span><text:span text:style-name="T19">):</text:span></text:p>
      <text:p text:style-name="P2"><text:s text:c="8"/><text:span text:style-name="T13">if</text:span><text:span text:style-name="T34"> self</text:span><text:span text:style-name="T19">.</text:span><text:span text:style-name="T34">n </text:span><text:span text:style-name="T19">==</text:span><text:span text:style-name="T34"> </text:span><text:span text:style-name="T23">1</text:span><text:span text:style-name="T19">:</text:span></text:p>
      <text:p text:style-name="P2"><text:s text:c="12"/><text:span text:style-name="T13">return</text:span><text:span text:style-name="T34"> </text:span><text:span text:style-name="T13">True</text:span><text:span text:style-name="T19">,</text:span><text:span text:style-name="T34"> x </text:span><text:span text:style-name="T19">-</text:span><text:span text:style-name="T34"> </text:span><text:span text:style-name="T23">1</text:span></text:p>
      <text:p text:style-name="P2"><text:s text:c="8"/><text:span text:style-name="T13">elif</text:span><text:span text:style-name="T34"> x </text:span><text:span text:style-name="T19">%</text:span><text:span text:style-name="T34"> self</text:span><text:span text:style-name="T19">.</text:span><text:span text:style-name="T34">n </text:span><text:span text:style-name="T19">==</text:span><text:span text:style-name="T34"> </text:span><text:span text:style-name="T23">0</text:span><text:span text:style-name="T19">:</text:span></text:p>
      <text:p text:style-name="P2"><text:s text:c="12"/><text:span text:style-name="T13">return</text:span><text:span text:style-name="T34"> </text:span><text:span text:style-name="T13">True</text:span><text:span text:style-name="T19">,</text:span><text:span text:style-name="T34"> x</text:span><text:span text:style-name="T19">//</text:span><text:span text:style-name="T34">self</text:span><text:span text:style-name="T19">.</text:span><text:span text:style-name="T34">n</text:span></text:p>
      <text:p text:style-name="P2"><text:s text:c="8"/><text:span text:style-name="T13">else</text:span><text:span text:style-name="T19">:</text:span></text:p>
      <text:p text:style-name="P2"><text:s text:c="12"/><text:span text:style-name="T13">return</text:span><text:span text:style-name="T34"> </text:span><text:span text:style-name="T13">False</text:span><text:span text:style-name="T19">,</text:span><text:span text:style-name="T34"> </text:span><text:span text:style-name="T26">''</text:span></text:p>
      <text:p text:style-name="P7"/>
      <text:p text:style-name="P7"/>
      <text:p text:style-name="Код">n <text:span text:style-name="T17">=</text:span> int<text:span text:style-name="T17">(</text:span>input<text:span text:style-name="T17">())</text:span></text:p>
      <text:p text:style-name="Код">d <text:span text:style-name="T17">=</text:span> <text:span text:style-name="T17">[(</text:span><text:span text:style-name="T21">0</text:span><text:span text:style-name="T17">,</text:span> <text:span text:style-name="T21">1</text:span><text:span text:style-name="T17">)]*(</text:span>n<text:span text:style-name="T17">+</text:span><text:span text:style-name="T21">1</text:span><text:span text:style-name="T17">)</text:span></text:p>
      <text:p text:style-name="Код">d<text:span text:style-name="T17">[</text:span><text:span text:style-name="T21">1</text:span><text:span text:style-name="T17">]</text:span> <text:span text:style-name="T17">=</text:span> <text:span text:style-name="T17">(</text:span><text:span text:style-name="T21">0</text:span><text:span text:style-name="T17">,</text:span> <text:span text:style-name="T21">1</text:span><text:span text:style-name="T17">)</text:span></text:p>
      <text:p text:style-name="Код"/>
      <text:p text:style-name="Код"><text:span text:style-name="T11">for</text:span> i <text:span text:style-name="T11">in</text:span> range<text:span text:style-name="T17">(</text:span><text:span text:style-name="T21">2</text:span><text:span text:style-name="T17">,</text:span> n<text:span text:style-name="T17">+</text:span><text:span text:style-name="T21">1</text:span><text:span text:style-name="T17">):</text:span></text:p>
      <text:p text:style-name="Код"><text:s text:c="4"/><text:span text:style-name="T34">m </text:span><text:span text:style-name="T19">=</text:span><text:span text:style-name="T34"> min</text:span><text:span text:style-name="T19">((</text:span><text:span text:style-name="T34">d</text:span><text:span text:style-name="T19">[</text:span><text:span text:style-name="T34">f</text:span><text:span text:style-name="T19">[</text:span><text:span text:style-name="T23">1</text:span><text:span text:style-name="T19">]],</text:span><text:span text:style-name="T34"> f</text:span><text:span text:style-name="T19">[</text:span><text:span text:style-name="T23">1</text:span><text:span text:style-name="T19">])</text:span><text:span text:style-name="T34"> </text:span><text:span text:style-name="T13">for</text:span><text:span text:style-name="T34"> f </text:span><text:span text:style-name="T13">in</text:span><text:span text:style-name="T34"> </text:span><text:span text:style-name="T19">[</text:span><text:span text:style-name="T34">f</text:span><text:span text:style-name="T19">(</text:span><text:span text:style-name="T34">j</text:span><text:span text:style-name="T19">+</text:span><text:span text:style-name="T23">1</text:span><text:span text:style-name="T19">).</text:span><text:span text:style-name="T34">apply</text:span><text:span text:style-name="T19">(</text:span><text:span text:style-name="T34">i</text:span><text:span text:style-name="T19">)</text:span><text:span text:style-name="T34"> </text:span><text:span text:style-name="T13">for</text:span><text:span text:style-name="T34"> j </text:span><text:span text:style-name="T13">in</text:span><text:span text:style-name="T34"> range</text:span><text:span text:style-name="T19">(</text:span><text:span text:style-name="T23">3</text:span><text:span text:style-name="T19">)]</text:span><text:span text:style-name="T34"> </text:span><text:span text:style-name="T13">if</text:span><text:span text:style-name="T34"> f</text:span><text:span text:style-name="T19">[</text:span><text:span text:style-name="T23">0</text:span><text:span text:style-name="T19">])</text:span></text:p>
      <text:p text:style-name="Код"><text:s text:c="4"/><text:span text:style-name="T34">d</text:span><text:span text:style-name="T19">[</text:span><text:span text:style-name="T34">i</text:span><text:span text:style-name="T19">]</text:span><text:span text:style-name="T34"> </text:span><text:span text:style-name="T19">=</text:span><text:span text:style-name="T34"> </text:span><text:span text:style-name="T19">(</text:span><text:span text:style-name="T23">1</text:span><text:span text:style-name="T34"> </text:span><text:span text:style-name="T19">+</text:span><text:span text:style-name="T34"> m</text:span><text:span text:style-name="T19">[</text:span><text:span text:style-name="T23">0</text:span><text:span text:style-name="T19">][</text:span><text:span text:style-name="T23">0</text:span><text:span text:style-name="T19">],</text:span><text:span text:style-name="T34"> m</text:span><text:span text:style-name="T19">[</text:span><text:span text:style-name="T23">1</text:span><text:span text:style-name="T19">])</text:span></text:p>
      <text:p text:style-name="Код">i <text:span text:style-name="T17">=</text:span> n</text:p>
      <text:p text:style-name="Код">steps <text:span text:style-name="T17">=</text:span> <text:span text:style-name="T17">[</text:span>n<text:span text:style-name="T17">]</text:span></text:p>
      <text:p text:style-name="Код"><text:span text:style-name="T11">while</text:span> i <text:span text:style-name="T17">!=</text:span> <text:span text:style-name="T21">1</text:span><text:span text:style-name="T17">:</text:span></text:p>
      <text:p text:style-name="Код"><text:s text:c="4"/><text:span text:style-name="T34">i </text:span><text:span text:style-name="T19">=</text:span><text:span text:style-name="T34"> d</text:span><text:span text:style-name="T19">[</text:span><text:span text:style-name="T34">i</text:span><text:span text:style-name="T19">][</text:span><text:span text:style-name="T23">1</text:span><text:span text:style-name="T19">]</text:span></text:p>
      <text:p text:style-name="Код"><text:s text:c="4"/><text:span text:style-name="T34">steps</text:span><text:span text:style-name="T19">.</text:span><text:span text:style-name="T34">append</text:span><text:span text:style-name="T19">(</text:span><text:span text:style-name="T34">i</text:span><text:span text:style-name="T19">)</text:span></text:p>
      <text:p text:style-name="Код"/>
      <text:p text:style-name="Код"><text:span text:style-name="T11">print</text:span><text:span text:style-name="T17">(</text:span>d<text:span text:style-name="T17">[-</text:span><text:span text:style-name="T21">1</text:span><text:span text:style-name="T17">][</text:span><text:span text:style-name="T21">0</text:span><text:span text:style-name="T17">])</text:span></text:p>
      <text:p text:style-name="Код"><text:span text:style-name="T11">print</text:span><text:span text:style-name="T17">(</text:span><text:span text:style-name="T24">' '</text:span><text:span text:style-name="T17">.</text:span>join<text:span text:style-name="T17">(</text:span>map<text:span text:style-name="T17">(</text:span>str<text:span text:style-name="T17">,</text:span> steps<text:span text:style-name="T17">[::-</text:span><text:span text:style-name="T21">1</text:span><text:span text:style-name="T17">])))</text:span></text:p>
      <text:list xml:id="list120809260010303" text:continue-numbering="true" text:style-name="L3">
        <text:list-item>
          <text:p text:style-name="P16">Задача 7.H</text:p>
          <text:p text:style-name="P25"><text:span text:style-name="T29">Найдите максимальный вес золота, который можно унести в рюкзаке вместительностью </text:span><text:span text:style-name="T30">S</text:span><text:span text:style-name="T29">, если есть </text:span><text:span text:style-name="T30">n</text:span><text:span text:style-name="T28"> </text:span><text:span text:style-name="T29">золотых слитков с заданными весами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"><draw:frame draw:style-name="fr1" draw:name="Изображение10" text:anchor-type="paragraph" svg:x="1.221cm" svg:y="0cm" svg:width="18.039cm" svg:height="1.914cm" draw:z-index="32"><draw:image xlink:href="Pictures/10000201000005270000008CA91AF1B194274E07.png" xlink:type="simple" xlink:show="embed" xlink:actuate="onLoad" loext:mime-type="image/png"/></draw:frame><text:span text:style-name="T17"/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Код">s, n = map(int, input().split())</text:p>
      <text:p text:style-name="Код">ws <text:span text:style-name="T17">=</text:span> list<text:span text:style-name="T17">(</text:span>map<text:span text:style-name="T17">(</text:span>int<text:span text:style-name="T17">,</text:span> input<text:span text:style-name="T17">().</text:span>split<text:span text:style-name="T17">()))</text:span></text:p>
      <text:p text:style-name="Код"/>
      <text:p text:style-name="Код">d <text:span text:style-name="T17">=</text:span> <text:span text:style-name="T17">[[</text:span><text:span text:style-name="T11">False</text:span> <text:span text:style-name="T11">for</text:span> _ <text:span text:style-name="T11">in</text:span> range<text:span text:style-name="T17">(</text:span>s<text:span text:style-name="T17">+</text:span><text:span text:style-name="T21">1</text:span><text:span text:style-name="T17">)]</text:span> <text:span text:style-name="T11">for</text:span> _ <text:span text:style-name="T11">in</text:span> range<text:span text:style-name="T17">(</text:span>n<text:span text:style-name="T17">+</text:span><text:span text:style-name="T21">1</text:span><text:span text:style-name="T17">)]</text:span></text:p>
      <text:p text:style-name="Код">d<text:span text:style-name="T17">[</text:span><text:span text:style-name="T21">0</text:span><text:span text:style-name="T17">][</text:span><text:span text:style-name="T21">0</text:span><text:span text:style-name="T17">]</text:span> <text:span text:style-name="T17">=</text:span> <text:span text:style-name="T11">True</text:span></text:p>
      <text:p text:style-name="Код"><text:span text:style-name="T11">for</text:span> i <text:span text:style-name="T11">in</text:span> range<text:span text:style-name="T17">(</text:span><text:span text:style-name="T21">1</text:span><text:span text:style-name="T17">,</text:span> n<text:span text:style-name="T17">+</text:span><text:span text:style-name="T21">1</text:span><text:span text:style-name="T17">):</text:span></text:p>
      <text:p text:style-name="Код"><text:s text:c="4"/><text:span text:style-name="T12">for</text:span><text:span text:style-name="T20"> j </text:span><text:span text:style-name="T12">in</text:span><text:span text:style-name="T20"> range</text:span><text:span text:style-name="T18">(</text:span><text:span text:style-name="T20">s</text:span><text:span text:style-name="T18">+</text:span><text:span text:style-name="T22">1</text:span><text:span text:style-name="T18">):</text:span></text:p>
      <text:p text:style-name="Код"><text:s text:c="8"/><text:span text:style-name="T12">if</text:span><text:span text:style-name="T20"> j </text:span><text:span text:style-name="T18">-</text:span><text:span text:style-name="T20"> ws</text:span><text:span text:style-name="T18">[</text:span><text:span text:style-name="T20">i</text:span><text:span text:style-name="T18">-</text:span><text:span text:style-name="T22">1</text:span><text:span text:style-name="T18">]</text:span><text:span text:style-name="T20"> </text:span><text:span text:style-name="T18">&gt;=</text:span><text:span text:style-name="T20"> </text:span><text:span text:style-name="T22">0</text:span><text:span text:style-name="T18">:</text:span></text:p>
      <text:p text:style-name="Код"><text:s text:c="12"/><text:span text:style-name="T20">d</text:span><text:span text:style-name="T18">[</text:span><text:span text:style-name="T20">i</text:span><text:span text:style-name="T18">][</text:span><text:span text:style-name="T20">j</text:span><text:span text:style-name="T18">]</text:span><text:span text:style-name="T20"> </text:span><text:span text:style-name="T18">=</text:span><text:span text:style-name="T20"> d</text:span><text:span text:style-name="T18">[</text:span><text:span text:style-name="T20">i</text:span><text:span text:style-name="T18">-</text:span><text:span text:style-name="T22">1</text:span><text:span text:style-name="T18">][</text:span><text:span text:style-name="T20">j </text:span><text:span text:style-name="T18">-</text:span><text:span text:style-name="T20"> ws</text:span><text:span text:style-name="T18">[</text:span><text:span text:style-name="T20">i</text:span><text:span text:style-name="T18">-</text:span><text:span text:style-name="T22">1</text:span><text:span text:style-name="T18">]]</text:span><text:span text:style-name="T20"> </text:span><text:span text:style-name="T12">or</text:span><text:span text:style-name="T20"> d</text:span><text:span text:style-name="T18">[</text:span><text:span text:style-name="T20">i</text:span><text:span text:style-name="T18">-</text:span><text:span text:style-name="T22">1</text:span><text:span text:style-name="T18">][</text:span><text:span text:style-name="T20">j</text:span><text:span text:style-name="T18">]</text:span></text:p>
      <text:p text:style-name="Код"><text:s text:c="8"/><text:span text:style-name="T12">else</text:span><text:span text:style-name="T18">:</text:span></text:p>
      <text:p text:style-name="Код"><text:s text:c="12"/><text:span text:style-name="T20">d</text:span><text:span text:style-name="T18">[</text:span><text:span text:style-name="T20">i</text:span><text:span text:style-name="T18">][</text:span><text:span text:style-name="T20">j</text:span><text:span text:style-name="T18">]</text:span><text:span text:style-name="T20"> </text:span><text:span text:style-name="T18">=</text:span><text:span text:style-name="T20"> d</text:span><text:span text:style-name="T18">[</text:span><text:span text:style-name="T20">i</text:span><text:span text:style-name="T18">-</text:span><text:span text:style-name="T22">1</text:span><text:span text:style-name="T18">][</text:span><text:span text:style-name="T20">j</text:span><text:span text:style-name="T18">]</text:span></text:p>
      <text:p text:style-name="Код"><text:span text:style-name="T11">print</text:span><text:span text:style-name="T17">(</text:span>max<text:span text:style-name="T17">(</text:span>j <text:span text:style-name="T11">for</text:span> j <text:span text:style-name="T11">in</text:span> range<text:span text:style-name="T17">(</text:span>s<text:span text:style-name="T17">+</text:span><text:span text:style-name="T21">1</text:span><text:span text:style-name="T17">)</text:span> <text:span text:style-name="T11">if</text:span> d<text:span text:style-name="T17">[</text:span>n<text:span text:style-name="T17">][</text:span>j<text:span text:style-name="T17">]))</text:span></text:p>
      <text:list xml:id="list120810228735370" text:continue-numbering="true" text:style-name="L3">
        <text:list-item>
          <text:p text:style-name="P16">Задача 7.I</text:p>
          <text:p text:style-name="P21"><text:span text:style-name="T35">Дано </text:span><text:span text:style-name="T7">n</text:span><text:span text:style-name="T35"> предметов массой</text:span><text:span text:style-name="T35"><draw:frame draw:style-name="fr3" draw:name="Объект24" text:anchor-type="as-char" svg:y="-0.377cm" svg:width="1.707cm" svg:height="0.531cm" draw:z-index="34"><draw:object xlink:href="./Object 24" xlink:type="simple" xlink:show="embed" xlink:actuate="onLoad"/><draw:image xlink:href="./ObjectReplacements/Object 24" xlink:type="simple" xlink:show="embed" xlink:actuate="onLoad"/></draw:frame></text:span><text:span text:style-name="T35">и стоимостью</text:span><text:span text:style-name="T35"><draw:frame draw:style-name="fr3" draw:name="Объект25" text:anchor-type="as-char" svg:y="-0.377cm" svg:width="1.505cm" svg:height="0.531cm" draw:z-index="33"><draw:object xlink:href="./Object 25" xlink:type="simple" xlink:show="embed" xlink:actuate="onLoad"/><draw:image xlink:href="./ObjectReplacements/Object 25" xlink:type="simple" xlink:show="embed" xlink:actuate="onLoad"/></draw:frame></text:span><text:span text:style-name="T35">соответственно. </text:span></text:p>
          <text:p text:style-name="P21">Ими наполняют рюкзак, который выдерживает вес не более <text:span text:style-name="T6">m</text:span>. Определите набор предметов, который можно унести в рюкзаке, имеющий наибольшую стоимость.</text:p>
          <text:p text:style-name="P27"><draw:frame draw:style-name="fr1" draw:name="Изображение11" text:anchor-type="paragraph" svg:x="1.332cm" svg:y="0.132cm" svg:width="18.039cm" svg:height="1.399cm" draw:z-index="35"><draw:image xlink:href="Pictures/1000000000000523000000664D64C69A49BE37CB.png" xlink:type="simple" xlink:show="embed" xlink:actuate="onLoad" loext:mime-type="image/x-vclgraphic"/></draw:frame><text:span text:style-name="T17"/></text:p>
        </text:list-item>
      </text:list>
      <text:p text:style-name="Код">n, m = map(int, input().split())</text:p>
      <text:p text:style-name="Код">ws <text:span text:style-name="T17">=</text:span> list<text:span text:style-name="T17">(</text:span>map<text:span text:style-name="T17">(</text:span>int<text:span text:style-name="T17">,</text:span> input<text:span text:style-name="T17">().</text:span>split<text:span text:style-name="T17">()))</text:span></text:p>
      <text:p text:style-name="Код">cs <text:span text:style-name="T17">=</text:span> list<text:span text:style-name="T17">(</text:span>map<text:span text:style-name="T17">(</text:span>int<text:span text:style-name="T17">,</text:span> input<text:span text:style-name="T17">().</text:span>split<text:span text:style-name="T17">()))</text:span></text:p>
      <text:p text:style-name="Код">ws<text:span text:style-name="T17">.</text:span>insert<text:span text:style-name="T17">(</text:span><text:span text:style-name="T21">0</text:span><text:span text:style-name="T17">,</text:span> <text:span text:style-name="T21">0</text:span><text:span text:style-name="T17">)</text:span></text:p>
      <text:p text:style-name="Код">cs<text:span text:style-name="T17">.</text:span>insert<text:span text:style-name="T17">(</text:span><text:span text:style-name="T21">0</text:span><text:span text:style-name="T17">,</text:span> <text:span text:style-name="T21">0</text:span><text:span text:style-name="T17">)</text:span></text:p>
      <text:p text:style-name="Код">d <text:span text:style-name="T17">=</text:span> <text:span text:style-name="T17">[[</text:span><text:span text:style-name="T21">0</text:span> <text:span text:style-name="T11">for</text:span> _ <text:span text:style-name="T11">in</text:span> range<text:span text:style-name="T17">(</text:span>m<text:span text:style-name="T17">+</text:span><text:span text:style-name="T21">1</text:span><text:span text:style-name="T17">)]</text:span> <text:span text:style-name="T11">for</text:span> _ <text:span text:style-name="T11">in</text:span> range<text:span text:style-name="T17">(</text:span>n<text:span text:style-name="T17">+</text:span><text:span text:style-name="T21">1</text:span><text:span text:style-name="T17">)]</text:span></text:p>
      <text:p text:style-name="Код"/>
      <text:p text:style-name="Код"><text:span text:style-name="T11">for</text:span> i <text:span text:style-name="T11">in</text:span> range<text:span text:style-name="T17">(</text:span><text:span text:style-name="T21">1</text:span><text:span text:style-name="T17">,</text:span> n<text:span text:style-name="T17">+</text:span><text:span text:style-name="T21">1</text:span><text:span text:style-name="T17">):</text:span></text:p>
      <text:p text:style-name="Код"><text:s text:c="4"/><text:span text:style-name="T12">for</text:span><text:span text:style-name="T20"> j </text:span><text:span text:style-name="T12">in</text:span><text:span text:style-name="T20"> range</text:span><text:span text:style-name="T18">(</text:span><text:span text:style-name="T20">m</text:span><text:span text:style-name="T18">+</text:span><text:span text:style-name="T22">1</text:span><text:span text:style-name="T18">):</text:span></text:p>
      <text:p text:style-name="Код"><text:s text:c="8"/><text:span text:style-name="T20">d</text:span><text:span text:style-name="T18">[</text:span><text:span text:style-name="T20">i</text:span><text:span text:style-name="T18">][</text:span><text:span text:style-name="T20">j</text:span><text:span text:style-name="T18">]</text:span><text:span text:style-name="T20"> </text:span><text:span text:style-name="T18">=</text:span><text:span text:style-name="T20"> d</text:span><text:span text:style-name="T18">[</text:span><text:span text:style-name="T20">i</text:span><text:span text:style-name="T18">-</text:span><text:span text:style-name="T22">1</text:span><text:span text:style-name="T18">][</text:span><text:span text:style-name="T20">j</text:span><text:span text:style-name="T18">]</text:span></text:p>
      <text:p text:style-name="Код"><text:s text:c="8"/><text:span text:style-name="T12">if</text:span><text:span text:style-name="T20"> j </text:span><text:span text:style-name="T18">&gt;=</text:span><text:span text:style-name="T20"> ws</text:span><text:span text:style-name="T18">[</text:span><text:span text:style-name="T20">i</text:span><text:span text:style-name="T18">]</text:span><text:span text:style-name="T20"> </text:span><text:span text:style-name="T12">and</text:span><text:span text:style-name="T20"> d</text:span><text:span text:style-name="T18">[</text:span><text:span text:style-name="T20">i</text:span><text:span text:style-name="T18">-</text:span><text:span text:style-name="T22">1</text:span><text:span text:style-name="T18">][</text:span><text:span text:style-name="T20">j</text:span><text:span text:style-name="T18">-</text:span><text:span text:style-name="T20">ws</text:span><text:span text:style-name="T18">[</text:span><text:span text:style-name="T20">i</text:span><text:span text:style-name="T18">]]</text:span><text:span text:style-name="T20"> </text:span><text:span text:style-name="T18">+</text:span><text:span text:style-name="T20"> cs</text:span><text:span text:style-name="T18">[</text:span><text:span text:style-name="T20">i</text:span><text:span text:style-name="T18">]</text:span><text:span text:style-name="T20"> </text:span><text:span text:style-name="T18">&gt;</text:span><text:span text:style-name="T20"> d</text:span><text:span text:style-name="T18">[</text:span><text:span text:style-name="T20">i</text:span><text:span text:style-name="T18">][</text:span><text:span text:style-name="T20">j</text:span><text:span text:style-name="T18">]:</text:span></text:p>
      <text:p text:style-name="Код"><text:s text:c="12"/><text:span text:style-name="T20">d</text:span><text:span text:style-name="T18">[</text:span><text:span text:style-name="T20">i</text:span><text:span text:style-name="T18">][</text:span><text:span text:style-name="T20">j</text:span><text:span text:style-name="T18">]</text:span><text:span text:style-name="T20"> </text:span><text:span text:style-name="T18">=</text:span><text:span text:style-name="T20"> <text:s/>d</text:span><text:span text:style-name="T18">[</text:span><text:span text:style-name="T20">i</text:span><text:span text:style-name="T18">-</text:span><text:span text:style-name="T22">1</text:span><text:span text:style-name="T18">][</text:span><text:span text:style-name="T20">j</text:span><text:span text:style-name="T18">-</text:span><text:span text:style-name="T20">ws</text:span><text:span text:style-name="T18">[</text:span><text:span text:style-name="T20">i</text:span><text:span text:style-name="T18">]]</text:span><text:span text:style-name="T20"> </text:span><text:span text:style-name="T18">+</text:span><text:span text:style-name="T20"> cs</text:span><text:span text:style-name="T18">[</text:span><text:span text:style-name="T20">i</text:span><text:span text:style-name="T18">]</text:span></text:p>
      <text:p text:style-name="Код"><text:soft-page-break/></text:p>
      <text:p text:style-name="Код">ans <text:span text:style-name="T17">=</text:span> <text:span text:style-name="T17">[]</text:span></text:p>
      <text:p text:style-name="Код"><text:span text:style-name="T11">def</text:span> answer<text:span text:style-name="T17">(</text:span>i<text:span text:style-name="T17">,</text:span> j<text:span text:style-name="T17">):</text:span></text:p>
      <text:p text:style-name="Код"><text:s text:c="4"/><text:span text:style-name="T12">if</text:span><text:span text:style-name="T20"> d</text:span><text:span text:style-name="T18">[</text:span><text:span text:style-name="T20">i</text:span><text:span text:style-name="T18">][</text:span><text:span text:style-name="T20">j</text:span><text:span text:style-name="T18">]</text:span><text:span text:style-name="T20"> </text:span><text:span text:style-name="T18">==</text:span><text:span text:style-name="T20"> </text:span><text:span text:style-name="T22">0</text:span><text:span text:style-name="T18">:</text:span></text:p>
      <text:p text:style-name="Код"><text:s text:c="8"/><text:span text:style-name="T12">return</text:span></text:p>
      <text:p text:style-name="Код"><text:s text:c="4"/><text:span text:style-name="T12">elif</text:span><text:span text:style-name="T20"> d</text:span><text:span text:style-name="T18">[</text:span><text:span text:style-name="T20">i</text:span><text:span text:style-name="T18">-</text:span><text:span text:style-name="T22">1</text:span><text:span text:style-name="T18">][</text:span><text:span text:style-name="T20">j</text:span><text:span text:style-name="T18">]</text:span><text:span text:style-name="T20"> </text:span><text:span text:style-name="T18">==</text:span><text:span text:style-name="T20"> d</text:span><text:span text:style-name="T18">[</text:span><text:span text:style-name="T20">i</text:span><text:span text:style-name="T18">][</text:span><text:span text:style-name="T20">j</text:span><text:span text:style-name="T18">]:</text:span></text:p>
      <text:p text:style-name="Код"><text:s text:c="8"/><text:span text:style-name="T20">answer</text:span><text:span text:style-name="T18">(</text:span><text:span text:style-name="T20">i</text:span><text:span text:style-name="T18">-</text:span><text:span text:style-name="T22">1</text:span><text:span text:style-name="T18">,</text:span><text:span text:style-name="T20"> j</text:span><text:span text:style-name="T18">)</text:span></text:p>
      <text:p text:style-name="Код"><text:s text:c="4"/><text:span text:style-name="T12">else</text:span><text:span text:style-name="T18">:</text:span></text:p>
      <text:p text:style-name="Код"><text:s text:c="8"/><text:span text:style-name="T20">answer</text:span><text:span text:style-name="T18">(</text:span><text:span text:style-name="T20">i</text:span><text:span text:style-name="T18">-</text:span><text:span text:style-name="T22">1</text:span><text:span text:style-name="T18">,</text:span><text:span text:style-name="T20"> j </text:span><text:span text:style-name="T18">-</text:span><text:span text:style-name="T20"> ws</text:span><text:span text:style-name="T18">[</text:span><text:span text:style-name="T20">i</text:span><text:span text:style-name="T18">])</text:span></text:p>
      <text:p text:style-name="Код"><text:s text:c="8"/><text:span text:style-name="T20">ans</text:span><text:span text:style-name="T18">.</text:span><text:span text:style-name="T20">append</text:span><text:span text:style-name="T18">(</text:span><text:span text:style-name="T20">i</text:span><text:span text:style-name="T18">)</text:span></text:p>
      <text:p text:style-name="Код">answer<text:span text:style-name="T17">(</text:span>n<text:span text:style-name="T17">,</text:span> m<text:span text:style-name="T17">)</text:span></text:p>
      <text:p text:style-name="Код"><text:span text:style-name="T11">print</text:span><text:span text:style-name="T17">(</text:span>len<text:span text:style-name="T17">(</text:span>ans<text:span text:style-name="T17">))</text:span></text:p>
      <text:p text:style-name="Код"><text:span text:style-name="T11">print</text:span><text:span text:style-name="T17">(</text:span><text:span text:style-name="T24">' '</text:span><text:span text:style-name="T17">.</text:span>join<text:span text:style-name="T17">(</text:span>map<text:span text:style-name="T17">(</text:span>str<text:span text:style-name="T17">,</text:span> ans<text:span text:style-name="T17">)))</text:span></text:p>
      <text:list xml:id="list120810990054272" text:continue-numbering="true" text:style-name="L3"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Код" style:family="paragraph" style:parent-style-name="Footnote" style:master-page-name="">
      <style:paragraph-properties fo:margin-left="0.801cm" fo:margin-right="0.801cm" fo:text-indent="1.499cm" style:auto-text-indent="false" style:page-number="auto"/>
      <style:text-properties style:font-name="IBM 3270" fo:font-family="'IBM 3270'" style:font-style-name="Обычный" style:font-pitch="fixed" fo:font-size="9pt" fo:font-weight="normal" style:font-size-asian="9pt" style:font-size-complex="9pt"/>
    </style:style>
    <style:style style:name="Стандарт" style:family="paragraph" style:parent-style-name="Код" style:master-page-name="">
      <style:paragraph-properties fo:margin-left="0.4cm" fo:margin-right="0.4cm" fo:text-indent="0cm" style:auto-text-indent="false" style:page-number="auto">
        <style:tab-stops/>
      </style:paragraph-properties>
      <style:text-properties style:font-name="Ubuntu" fo:font-family="Ubuntu" style:font-style-name="Обычный" style:font-pitch="variable" fo:font-size="10.5pt" fo:font-weight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1cm" fo:margin-bottom="1.235cm" fo:margin-left="1.169cm" fo:margin-right="1.15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8:36:51.318820207</meta:creation-date>
    <dc:date>2018-12-02T12:08:08.852098001</dc:date>
    <meta:editing-duration>PT11H9M18S</meta:editing-duration>
    <meta:editing-cycles>7</meta:editing-cycles>
    <meta:generator>LibreOffice/6.0.6.2$Linux_X86_64 LibreOffice_project/00m0$Build-2</meta:generator>
    <meta:document-statistic meta:table-count="0" meta:image-count="11" meta:object-count="25" meta:page-count="5" meta:paragraph-count="197" meta:word-count="1032" meta:character-count="6607" meta:non-whitespace-character-count="5141"/>
  </office:meta>
</office:document-meta>
</file>

<file path=Object 1/content.xml><?xml version="1.0" encoding="utf-8"?>
<math xmlns="http://www.w3.org/1998/Math/MathML" display="block">
  <semantics>
    <mi>l</mi>
    <annotation encoding="StarMath 5.0"> l </annotation>
  </semantics>
</math>
</file>

<file path=Object 10/content.xml><?xml version="1.0" encoding="utf-8"?>
<math xmlns="http://www.w3.org/1998/Math/MathML" display="block">
  <semantics>
    <mn>1</mn>
    <annotation encoding="StarMath 5.0"> 1</annotation>
  </semantics>
</math>
</file>

<file path=Object 11/content.xml><?xml version="1.0" encoding="utf-8"?>
<math xmlns="http://www.w3.org/1998/Math/MathML" display="block">
  <semantics>
    <mi>t</mi>
    <annotation encoding="StarMath 5.0"> t </annotation>
  </semantics>
</math>
</file>

<file path=Object 12/content.xml><?xml version="1.0" encoding="utf-8"?>
<math xmlns="http://www.w3.org/1998/Math/MathML" display="block">
  <semantics>
    <mi>t</mi>
    <annotation encoding="StarMath 5.0"> t </annotation>
  </semantics>
</math>
</file>

<file path=Object 13/content.xml><?xml version="1.0" encoding="utf-8"?>
<math xmlns="http://www.w3.org/1998/Math/MathML" display="block">
  <semantics>
    <mi>n</mi>
    <annotation encoding="StarMath 5.0"> n </annotation>
  </semantics>
</math>
</file>

<file path=Object 14/content.xml><?xml version="1.0" encoding="utf-8"?>
<math xmlns="http://www.w3.org/1998/Math/MathML" display="block">
  <semantics>
    <mi>v</mi>
    <annotation encoding="StarMath 5.0"> v </annotation>
  </semantics>
</math>
</file>

<file path=Object 15/content.xml><?xml version="1.0" encoding="utf-8"?>
<math xmlns="http://www.w3.org/1998/Math/MathML" display="block">
  <semantics>
    <mi>w</mi>
    <annotation encoding="StarMath 5.0"> w</annotation>
  </semantics>
</math>
</file>

<file path=Object 16/content.xml><?xml version="1.0" encoding="utf-8"?>
<math xmlns="http://www.w3.org/1998/Math/MathML" display="block">
  <semantics>
    <mi>w</mi>
    <annotation encoding="StarMath 5.0"> w</annotation>
  </semantics>
</math>
</file>

<file path=Object 17/content.xml><?xml version="1.0" encoding="utf-8"?>
<math xmlns="http://www.w3.org/1998/Math/MathML" display="block">
  <semantics>
    <mi>s</mi>
    <annotation encoding="StarMath 5.0"> s</annotation>
  </semantics>
</math>
</file>

<file path=Object 18/content.xml><?xml version="1.0" encoding="utf-8"?>
<math xmlns="http://www.w3.org/1998/Math/MathML" display="block">
  <semantics>
    <mi>k</mi>
    <annotation encoding="StarMath 5.0"> k </annotation>
  </semantics>
</math>
</file>

<file path=Object 19/content.xml><?xml version="1.0" encoding="utf-8"?>
<math xmlns="http://www.w3.org/1998/Math/MathML" display="block">
  <semantics>
    <mrow>
      <mi mathvariant="italic">min</mi>
      <mrow>
        <mo fence="true" stretchy="false">(</mo>
        <mrow>
          <mrow>
            <mi>a</mi>
            <mi>,</mi>
            <mi>b</mi>
          </mrow>
        </mrow>
        <mo fence="true" stretchy="false">)</mo>
      </mrow>
      <mi>≤</mi>
      <mi>x</mi>
      <mi>≤</mi>
      <mi mathvariant="italic">max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 min(a, b) ≤ x ≤ max(a, b)</annotation>
  </semantics>
</math>
</file>

<file path=Object 2/content.xml><?xml version="1.0" encoding="utf-8"?>
<math xmlns="http://www.w3.org/1998/Math/MathML" display="block">
  <semantics>
    <mi>r</mi>
    <annotation encoding="StarMath 5.0"> r </annotation>
  </semantics>
</math>
</file>

<file path=Object 20/content.xml><?xml version="1.0" encoding="utf-8"?>
<math xmlns="http://www.w3.org/1998/Math/MathML" display="block">
  <semantics>
    <mi>m</mi>
    <annotation encoding="StarMath 5.0"> m </annotation>
  </semantics>
</math>
</file>

<file path=Object 21/content.xml><?xml version="1.0" encoding="utf-8"?>
<math xmlns="http://www.w3.org/1998/Math/MathML" display="block">
  <semantics>
    <mi>a</mi>
    <annotation encoding="StarMath 5.0"> a </annotation>
  </semantics>
</math>
</file>

<file path=Object 22/content.xml><?xml version="1.0" encoding="utf-8"?>
<math xmlns="http://www.w3.org/1998/Math/MathML" display="block">
  <semantics>
    <mi>b</mi>
    <annotation encoding="StarMath 5.0"> b</annotation>
  </semantics>
</math>
</file>

<file path=Object 23/content.xml><?xml version="1.0" encoding="utf-8"?>
<math xmlns="http://www.w3.org/1998/Math/MathML" display="block">
  <semantics>
    <mi>x</mi>
    <annotation encoding="StarMath 5.0"> x </annotation>
  </semantics>
</math>
</file>

<file path=Object 24/content.xml><?xml version="1.0" encoding="utf-8"?>
<math xmlns="http://www.w3.org/1998/Math/MathML" display="block">
  <semantics>
    <mrow>
      <msub>
        <mi>m</mi>
        <mn>1,</mn>
      </msub>
      <mn>...</mn>
      <mi>,</mi>
      <msub>
        <mi>m</mi>
        <mi>n</mi>
      </msub>
    </mrow>
    <annotation encoding="StarMath 5.0"> m_1, ..., m_n </annotation>
  </semantics>
</math>
</file>

<file path=Object 25/content.xml><?xml version="1.0" encoding="utf-8"?>
<math xmlns="http://www.w3.org/1998/Math/MathML" display="block">
  <semantics>
    <mrow>
      <msub>
        <mi>c</mi>
        <mn>1,</mn>
      </msub>
      <mn>...</mn>
      <mi>,</mi>
      <msub>
        <mi>c</mi>
        <mi>n</mi>
      </msub>
    </mrow>
    <annotation encoding="StarMath 5.0"> c_1, ..., c_n </annotation>
  </semantics>
</math>
</file>

<file path=Object 3/content.xml><?xml version="1.0" encoding="utf-8"?>
<math xmlns="http://www.w3.org/1998/Math/MathML" display="block">
  <semantics>
    <mrow>
      <mi>l</mi>
      <mo stretchy="false">&lt;</mo>
      <mi>r</mi>
    </mrow>
    <annotation encoding="StarMath 5.0"> l&lt;r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r</mi>
            <mi>−</mi>
            <mrow>
              <mi>l</mi>
              <mo stretchy="false">+</mo>
              <mn>1</mn>
            </mrow>
          </mrow>
        </mrow>
        <mo fence="true" stretchy="false">)</mo>
      </mrow>
      <mi>≤</mi>
      <mn>3</mn>
      <mi>⋅</mi>
      <msup>
        <mn>10</mn>
        <mn>5</mn>
      </msup>
    </mrow>
    <annotation encoding="StarMath 5.0"> (r−l+1)≤3⋅10^5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i>r</mi>
          <mi>−</mi>
          <mi>l</mi>
        </mrow>
      </mrow>
      <mo fence="true" stretchy="false">)</mo>
    </mrow>
    <annotation encoding="StarMath 5.0"> (r−l)</annotation>
  </semantics>
</math>
</file>

<file path=Object 6/content.xml><?xml version="1.0" encoding="utf-8"?>
<math xmlns="http://www.w3.org/1998/Math/MathML" display="block">
  <semantics>
    <mfrac>
      <mrow>
        <mi>r</mi>
        <mi>−</mi>
        <mrow>
          <mi>l</mi>
          <mo stretchy="false">+</mo>
          <mn>1</mn>
        </mrow>
      </mrow>
      <mn>2</mn>
    </mfrac>
    <annotation encoding="StarMath 5.0">{ r−l+1 }over 2 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</mrow>
      </mrow>
      <mo fence="true" stretchy="false">)</mo>
    </mrow>
    <annotation encoding="StarMath 5.0"> (i,j) </annotation>
  </semantics>
</math>
</file>

<file path=Object 8/content.xml><?xml version="1.0" encoding="utf-8"?>
<math xmlns="http://www.w3.org/1998/Math/MathML" display="block">
  <semantics>
    <mi>i</mi>
    <annotation encoding="StarMath 5.0"> i </annotation>
  </semantics>
</math>
</file>

<file path=Object 9/content.xml><?xml version="1.0" encoding="utf-8"?>
<math xmlns="http://www.w3.org/1998/Math/MathML" display="block">
  <semantics>
    <mi>j</mi>
    <annotation encoding="StarMath 5.0"> j</annotation>
  </semantics>
</math>
</file>